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monospace" svg:font-family="monospace"/>
    <style:font-face style:name="Noto Sans Devanagari1" svg:font-family="'Noto Sans Devanagari'" style:font-family-generic="swiss"/>
    <style:font-face style:name="monospace1" svg:font-family="monospace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87b" officeooo:paragraph-rsid="004d634a"/>
    </style:style>
    <style:style style:name="P2" style:family="paragraph" style:parent-style-name="Standard">
      <style:text-properties officeooo:rsid="0006087b" officeooo:paragraph-rsid="0006087b"/>
    </style:style>
    <style:style style:name="P3" style:family="paragraph" style:parent-style-name="Standard">
      <style:paragraph-properties fo:text-align="end" style:justify-single-word="false"/>
      <style:text-properties officeooo:rsid="0006a291" officeooo:paragraph-rsid="0006a291"/>
    </style:style>
    <style:style style:name="P4" style:family="paragraph" style:parent-style-name="Standard">
      <style:text-properties officeooo:rsid="002349ac" officeooo:paragraph-rsid="004d634a"/>
    </style:style>
    <style:style style:name="P5" style:family="paragraph" style:parent-style-name="Standard">
      <style:text-properties officeooo:paragraph-rsid="0006087b"/>
    </style:style>
    <style:style style:name="P6" style:family="paragraph" style:parent-style-name="Standard">
      <style:text-properties officeooo:rsid="008493eb" officeooo:paragraph-rsid="008493eb"/>
    </style:style>
    <style:style style:name="P7" style:family="paragraph" style:parent-style-name="Standard">
      <style:text-properties officeooo:paragraph-rsid="008493eb"/>
    </style:style>
    <style:style style:name="P8" style:family="paragraph" style:parent-style-name="Standard">
      <style:text-properties fo:font-variant="normal" fo:text-transform="none" fo:color="#3f5f92" loext:opacity="100%" style:text-line-through-style="none" style:text-line-through-type="none" style:font-name="Arial" fo:font-size="10.6000003814697pt" fo:letter-spacing="normal" fo:font-style="normal" style:text-underline-style="none" fo:font-weight="normal" officeooo:rsid="008493eb" officeooo:paragraph-rsid="0006087b" style:text-blinking="false" fo:background-color="#fffdec"/>
    </style:style>
    <style:style style:name="P9" style:family="paragraph" style:parent-style-name="Standard" style:list-style-name="L1">
      <style:text-properties officeooo:paragraph-rsid="0006087b"/>
    </style:style>
    <style:style style:name="P10" style:family="paragraph" style:parent-style-name="Standard" style:list-style-name="L1">
      <style:text-properties officeooo:paragraph-rsid="000803a5"/>
    </style:style>
    <style:style style:name="P11" style:family="paragraph" style:parent-style-name="Standard" style:list-style-name="L1">
      <style:text-properties officeooo:paragraph-rsid="000822fc"/>
    </style:style>
    <style:style style:name="P12" style:family="paragraph" style:parent-style-name="Standard" style:list-style-name="L1">
      <style:text-properties officeooo:paragraph-rsid="00099e1e"/>
    </style:style>
    <style:style style:name="P13" style:family="paragraph" style:parent-style-name="Standard" style:list-style-name="L1">
      <style:text-properties officeooo:paragraph-rsid="000e1141"/>
    </style:style>
    <style:style style:name="P14" style:family="paragraph" style:parent-style-name="Standard" style:list-style-name="L1">
      <style:text-properties officeooo:paragraph-rsid="004cc236"/>
    </style:style>
    <style:style style:name="P15" style:family="paragraph" style:parent-style-name="Standard" style:list-style-name="L1">
      <style:text-properties officeooo:paragraph-rsid="000e1356"/>
    </style:style>
    <style:style style:name="P16" style:family="paragraph" style:parent-style-name="Standard" style:list-style-name="L1">
      <style:text-properties officeooo:paragraph-rsid="00113df7"/>
    </style:style>
    <style:style style:name="P17" style:family="paragraph" style:parent-style-name="Standard" style:list-style-name="L1">
      <style:text-properties officeooo:paragraph-rsid="001aacce"/>
    </style:style>
    <style:style style:name="P18" style:family="paragraph" style:parent-style-name="Standard" style:list-style-name="L1">
      <style:text-properties officeooo:paragraph-rsid="001f0179"/>
    </style:style>
    <style:style style:name="P19" style:family="paragraph" style:parent-style-name="Standard" style:list-style-name="L1">
      <style:text-properties officeooo:paragraph-rsid="0053c31c"/>
    </style:style>
    <style:style style:name="P20" style:family="paragraph" style:parent-style-name="Standard" style:list-style-name="L1">
      <style:text-properties officeooo:paragraph-rsid="005261c4"/>
    </style:style>
    <style:style style:name="P21" style:family="paragraph" style:parent-style-name="Standard" style:list-style-name="L1">
      <style:text-properties officeooo:paragraph-rsid="0049c920"/>
    </style:style>
    <style:style style:name="P22" style:family="paragraph" style:parent-style-name="Standard" style:list-style-name="L1">
      <style:text-properties officeooo:paragraph-rsid="00248d83"/>
    </style:style>
    <style:style style:name="P23" style:family="paragraph" style:parent-style-name="Standard" style:list-style-name="L1">
      <style:text-properties officeooo:paragraph-rsid="00325f0a"/>
    </style:style>
    <style:style style:name="P24" style:family="paragraph" style:parent-style-name="Standard" style:list-style-name="L1">
      <style:text-properties officeooo:paragraph-rsid="0026139c"/>
    </style:style>
    <style:style style:name="P25" style:family="paragraph" style:parent-style-name="Standard" style:list-style-name="L1">
      <style:text-properties officeooo:paragraph-rsid="00784855"/>
    </style:style>
    <style:style style:name="P26" style:family="paragraph" style:parent-style-name="Standard" style:list-style-name="L1">
      <style:text-properties officeooo:paragraph-rsid="003f8ed6"/>
    </style:style>
    <style:style style:name="P27" style:family="paragraph" style:parent-style-name="Standard" style:list-style-name="L1">
      <style:text-properties officeooo:paragraph-rsid="005b6b8b"/>
    </style:style>
    <style:style style:name="P28" style:family="paragraph" style:parent-style-name="Standard" style:list-style-name="L1">
      <style:text-properties officeooo:paragraph-rsid="0057a31c"/>
    </style:style>
    <style:style style:name="P29" style:family="paragraph" style:parent-style-name="Standard" style:list-style-name="L1">
      <style:text-properties officeooo:paragraph-rsid="007af513"/>
    </style:style>
    <style:style style:name="P30" style:family="paragraph" style:parent-style-name="Standard" style:list-style-name="L1">
      <style:text-properties officeooo:paragraph-rsid="005bc933"/>
    </style:style>
    <style:style style:name="P31" style:family="paragraph" style:parent-style-name="Standard" style:list-style-name="L1">
      <style:text-properties officeooo:paragraph-rsid="005c6ecb"/>
    </style:style>
    <style:style style:name="P32" style:family="paragraph" style:parent-style-name="Standard" style:list-style-name="L1">
      <style:text-properties officeooo:paragraph-rsid="0061ba02"/>
    </style:style>
    <style:style style:name="P33" style:family="paragraph" style:parent-style-name="Standard" style:list-style-name="L1">
      <style:text-properties officeooo:paragraph-rsid="0061ca26"/>
    </style:style>
    <style:style style:name="P34" style:family="paragraph" style:parent-style-name="Standard" style:list-style-name="L1">
      <style:text-properties officeooo:paragraph-rsid="00655dea"/>
    </style:style>
    <style:style style:name="P35" style:family="paragraph" style:parent-style-name="Standard" style:list-style-name="L1">
      <style:text-properties officeooo:paragraph-rsid="006cc1f9"/>
    </style:style>
    <style:style style:name="P36" style:family="paragraph" style:parent-style-name="Standard" style:list-style-name="L1">
      <style:text-properties officeooo:paragraph-rsid="00702c04"/>
    </style:style>
    <style:style style:name="P37" style:family="paragraph" style:parent-style-name="Standard" style:list-style-name="L1">
      <style:text-properties officeooo:paragraph-rsid="0072e4d6"/>
    </style:style>
    <style:style style:name="P38" style:family="paragraph" style:parent-style-name="Standard" style:list-style-name="L1">
      <style:text-properties officeooo:paragraph-rsid="007bfe6b"/>
    </style:style>
    <style:style style:name="P39" style:family="paragraph" style:parent-style-name="Standard" style:list-style-name="L1">
      <style:text-properties officeooo:paragraph-rsid="007ec2f1"/>
    </style:style>
    <style:style style:name="P40" style:family="paragraph" style:parent-style-name="Standard" style:list-style-name="L1">
      <style:text-properties officeooo:paragraph-rsid="008b5f51"/>
    </style:style>
    <style:style style:name="P41" style:family="paragraph" style:parent-style-name="Standard" style:list-style-name="L1">
      <style:text-properties officeooo:paragraph-rsid="007f071c"/>
    </style:style>
    <style:style style:name="P42" style:family="paragraph" style:parent-style-name="Standard" style:list-style-name="L1">
      <style:text-properties officeooo:paragraph-rsid="008a0200"/>
    </style:style>
    <style:style style:name="P43" style:family="paragraph" style:parent-style-name="Standard" style:list-style-name="L1">
      <style:text-properties officeooo:paragraph-rsid="008cf404"/>
    </style:style>
    <style:style style:name="P44" style:family="paragraph" style:parent-style-name="Standard" style:list-style-name="L1">
      <style:text-properties officeooo:rsid="0006a291" officeooo:paragraph-rsid="0006a291"/>
    </style:style>
    <style:style style:name="P45" style:family="paragraph" style:parent-style-name="Standard" style:list-style-name="L1">
      <style:text-properties officeooo:rsid="0006a291" officeooo:paragraph-rsid="00070e6c"/>
    </style:style>
    <style:style style:name="P46" style:family="paragraph" style:parent-style-name="Standard" style:list-style-name="L1">
      <style:text-properties officeooo:rsid="00070e6c" officeooo:paragraph-rsid="00070e6c"/>
    </style:style>
    <style:style style:name="P47" style:family="paragraph" style:parent-style-name="Standard" style:list-style-name="L1">
      <style:text-properties officeooo:rsid="000803a5" officeooo:paragraph-rsid="000803a5"/>
    </style:style>
    <style:style style:name="P48" style:family="paragraph" style:parent-style-name="Standard" style:list-style-name="L1">
      <style:text-properties fo:color="#000000" loext:opacity="100%" style:font-name="Liberation Serif" style:text-underline-style="solid" style:text-underline-width="auto" style:text-underline-color="font-color" officeooo:rsid="000806a6" officeooo:paragraph-rsid="000806a6" fo:background-color="#ffffff"/>
    </style:style>
    <style:style style:name="P49" style:family="paragraph" style:parent-style-name="Standard" style:list-style-name="L1">
      <style:text-properties fo:color="#000000" loext:opacity="100%" style:font-name="Liberation Serif" officeooo:rsid="000a0c63" officeooo:paragraph-rsid="000a0c63" fo:background-color="#ffffff"/>
    </style:style>
    <style:style style:name="P50" style:family="paragraph" style:parent-style-name="Standard" style:list-style-name="L1">
      <style:text-properties fo:color="#000000" loext:opacity="100%" style:font-name="Liberation Serif" fo:font-size="12pt" officeooo:rsid="0028c024" officeooo:paragraph-rsid="0028c024" fo:background-color="#ffffff" style:font-size-asian="12pt" style:font-size-complex="12pt"/>
    </style:style>
    <style:style style:name="P51" style:family="paragraph" style:parent-style-name="Standard" style:list-style-name="L1">
      <style:text-properties fo:color="#000000" loext:opacity="100%" style:font-name="Liberation Serif" fo:font-size="12pt" style:text-underline-style="none" fo:font-weight="normal" officeooo:rsid="002f453d" officeooo:paragraph-rsid="0040d667" fo:background-color="#ffffff" style:font-size-asian="12pt" style:font-weight-asian="normal" style:font-size-complex="12pt" style:font-weight-complex="normal"/>
    </style:style>
    <style:style style:name="P52" style:family="paragraph" style:parent-style-name="Standard" style:list-style-name="L1">
      <style:text-properties fo:color="#000000" loext:opacity="100%" style:font-name="Liberation Serif" fo:font-size="12pt" style:text-underline-style="none" fo:font-weight="normal" officeooo:rsid="0061ca26" officeooo:paragraph-rsid="0061ca26" fo:background-color="#ffffff" style:font-size-asian="12pt" style:font-weight-asian="normal" style:font-size-complex="12pt" style:font-weight-complex="normal"/>
    </style:style>
    <style:style style:name="P53" style:family="paragraph" style:parent-style-name="Standard" style:list-style-name="L1">
      <style:text-properties fo:color="#000000" loext:opacity="100%" style:font-name="Liberation Serif" fo:font-size="12pt" style:text-underline-style="none" fo:font-weight="normal" officeooo:rsid="006c1619" officeooo:paragraph-rsid="006c1619" fo:background-color="#ffffff" style:font-size-asian="12pt" style:font-weight-asian="normal" style:font-size-complex="12pt" style:font-weight-complex="normal"/>
    </style:style>
    <style:style style:name="P54" style:family="paragraph" style:parent-style-name="Standard" style:list-style-name="L1">
      <style:text-properties fo:color="#000000" loext:opacity="100%" style:font-name="Liberation Serif" fo:font-size="12pt" style:text-underline-style="none" fo:font-weight="normal" officeooo:rsid="006cc1f9" officeooo:paragraph-rsid="006cc1f9" fo:background-color="#ffffff" style:font-size-asian="12pt" style:font-weight-asian="normal" style:font-size-complex="12pt" style:font-weight-complex="normal"/>
    </style:style>
    <style:style style:name="P55" style:family="paragraph" style:parent-style-name="Standard" style:list-style-name="L1">
      <style:text-properties fo:color="#000000" loext:opacity="100%" style:font-name="Liberation Serif" fo:font-size="12pt" style:text-underline-style="none" fo:font-weight="bold" officeooo:rsid="00248d83" officeooo:paragraph-rsid="0061ca26" fo:background-color="#ffffff" style:font-size-asian="12pt" style:font-weight-asian="bold" style:font-size-complex="12pt" style:font-weight-complex="bold"/>
    </style:style>
    <style:style style:name="P56" style:family="paragraph" style:parent-style-name="Standard" style:list-style-name="L1">
      <style:text-properties fo:color="#000000" loext:opacity="100%" style:font-name="Liberation Serif" fo:font-size="12pt" fo:font-style="normal" style:text-underline-style="none" fo:font-weight="normal" officeooo:rsid="00702c04" officeooo:paragraph-rsid="008cf404" fo:background-color="#ffffff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1">
      <style:text-properties fo:color="#000000" loext:opacity="100%" style:font-name="Liberation Serif" fo:font-size="12pt" fo:font-style="normal" style:text-underline-style="none" fo:font-weight="normal" officeooo:rsid="008cf404" officeooo:paragraph-rsid="008cf404" fo:background-color="#ffffff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1">
      <style:text-properties fo:color="#000000" loext:opacity="100%" style:font-name="Liberation Serif" fo:font-size="11pt" style:text-underline-style="none" fo:font-weight="normal" officeooo:rsid="005b6b8b" officeooo:paragraph-rsid="005b6b8b" fo:background-color="#ffffff" style:font-size-asian="11pt" style:font-weight-asian="normal" style:font-size-complex="11pt" style:font-weight-complex="normal"/>
    </style:style>
    <style:style style:name="P59" style:family="paragraph" style:parent-style-name="Standard" style:list-style-name="L1">
      <style:text-properties fo:color="#000000" loext:opacity="100%" style:font-name="Liberation Serif" fo:font-size="11pt" style:text-underline-style="none" fo:font-weight="normal" officeooo:rsid="007af513" officeooo:paragraph-rsid="007af513" fo:background-color="#ffffff" style:font-size-asian="11pt" style:font-weight-asian="normal" style:font-size-complex="11pt" style:font-weight-complex="normal"/>
    </style:style>
    <style:style style:name="P60" style:family="paragraph" style:parent-style-name="Standard" style:list-style-name="L1">
      <style:text-properties fo:color="#000000" loext:opacity="100%" style:font-name="monospace" fo:font-size="10pt" officeooo:rsid="000806a6" officeooo:paragraph-rsid="000c4556" fo:background-color="#ffffff" style:font-size-asian="10pt" style:font-size-complex="10pt"/>
    </style:style>
    <style:style style:name="P61" style:family="paragraph" style:parent-style-name="Standard" style:list-style-name="L1">
      <style:text-properties fo:font-weight="bold" officeooo:rsid="000da842" officeooo:paragraph-rsid="000da842" style:font-weight-asian="bold" style:font-weight-complex="bold"/>
    </style:style>
    <style:style style:name="P62" style:family="paragraph" style:parent-style-name="Standard" style:list-style-name="L1">
      <style:text-properties fo:font-weight="normal" officeooo:rsid="0006a291" officeooo:paragraph-rsid="0006a291" style:font-weight-asian="normal" style:font-weight-complex="normal"/>
    </style:style>
    <style:style style:name="P63" style:family="paragraph" style:parent-style-name="Standard" style:list-style-name="L1">
      <style:text-properties fo:font-weight="normal" officeooo:rsid="0006a291" officeooo:paragraph-rsid="000e1141" style:font-weight-asian="normal" style:font-weight-complex="normal"/>
    </style:style>
    <style:style style:name="P64" style:family="paragraph" style:parent-style-name="Standard" style:list-style-name="L1">
      <style:text-properties fo:font-weight="normal" officeooo:rsid="000e1141" officeooo:paragraph-rsid="000e1141" style:font-weight-asian="normal" style:font-weight-complex="normal"/>
    </style:style>
    <style:style style:name="P65" style:family="paragraph" style:parent-style-name="Standard" style:list-style-name="L1">
      <style:text-properties fo:font-weight="normal" officeooo:rsid="006e37df" officeooo:paragraph-rsid="006e37df" style:font-weight-asian="normal" style:font-weight-complex="normal"/>
    </style:style>
    <style:style style:name="P66" style:family="paragraph" style:parent-style-name="Standard" style:list-style-name="L1">
      <style:text-properties style:text-underline-style="solid" style:text-underline-width="auto" style:text-underline-color="font-color" officeooo:paragraph-rsid="000e1356"/>
    </style:style>
    <style:style style:name="P67" style:family="paragraph" style:parent-style-name="Standard" style:list-style-name="L1">
      <style:text-properties style:font-name="Liberation Serif" style:text-underline-style="none" fo:font-weight="bold" officeooo:rsid="0050abe8" officeooo:paragraph-rsid="0050abe8" style:font-weight-asian="bold" style:font-weight-complex="bold"/>
    </style:style>
    <style:style style:name="P68" style:family="paragraph" style:parent-style-name="Standard" style:list-style-name="L1">
      <style:text-properties style:font-name="Liberation Serif" style:text-underline-style="none" fo:font-weight="bold" officeooo:rsid="00248d83" officeooo:paragraph-rsid="00248d83" style:font-weight-asian="bold" style:font-weight-complex="bold"/>
    </style:style>
    <style:style style:name="P69" style:family="paragraph" style:parent-style-name="Standard" style:list-style-name="L1">
      <style:text-properties style:font-name="Liberation Serif" style:text-underline-style="none" fo:font-weight="normal" officeooo:rsid="0050abe8" officeooo:paragraph-rsid="0050abe8" style:font-weight-asian="normal" style:font-weight-complex="normal"/>
    </style:style>
    <style:style style:name="P70" style:family="paragraph" style:parent-style-name="Standard" style:list-style-name="L1">
      <style:text-properties style:font-name="Liberation Serif" style:text-underline-style="none" fo:font-weight="normal" officeooo:rsid="0053c31c" officeooo:paragraph-rsid="0053c31c" style:font-weight-asian="normal" style:font-weight-complex="normal"/>
    </style:style>
    <style:style style:name="P71" style:family="paragraph" style:parent-style-name="Standard" style:list-style-name="L1">
      <style:text-properties officeooo:rsid="002cf73d" officeooo:paragraph-rsid="002f453d"/>
    </style:style>
    <style:style style:name="P72" style:family="paragraph" style:parent-style-name="Standard" style:list-style-name="L1">
      <style:text-properties officeooo:rsid="0040d667" officeooo:paragraph-rsid="004641b6"/>
    </style:style>
    <style:style style:name="P73" style:family="paragraph" style:parent-style-name="Standard" style:list-style-name="L1">
      <style:text-properties officeooo:rsid="006e37df" officeooo:paragraph-rsid="006e37df"/>
    </style:style>
    <style:style style:name="P74" style:family="paragraph" style:parent-style-name="Standard" style:list-style-name="L1">
      <style:text-properties officeooo:rsid="00702f15" officeooo:paragraph-rsid="00868416"/>
    </style:style>
    <style:style style:name="P75" style:family="paragraph" style:parent-style-name="Standard" style:list-style-name="L1">
      <style:text-properties officeooo:rsid="008cf404" officeooo:paragraph-rsid="008cf404"/>
    </style:style>
    <style:style style:name="P76" style:family="paragraph" style:parent-style-name="Standard" style:list-style-name="L1">
      <style:text-properties officeooo:rsid="00944ae8" officeooo:paragraph-rsid="00944ae8"/>
    </style:style>
    <style:style style:name="T1" style:family="text">
      <style:text-properties officeooo:rsid="0006a291"/>
    </style:style>
    <style:style style:name="T2" style:family="text">
      <style:text-properties officeooo:rsid="00070e6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806a6"/>
    </style:style>
    <style:style style:name="T5" style:family="text">
      <style:text-properties officeooo:rsid="000803a5"/>
    </style:style>
    <style:style style:name="T6" style:family="text">
      <style:text-properties fo:color="#000000" loext:opacity="100%" style:font-name="monospace" fo:background-color="#ffffff" loext:char-shading-value="0"/>
    </style:style>
    <style:style style:name="T7" style:family="text">
      <style:text-properties fo:color="#000000" loext:opacity="100%" style:font-name="monospace" officeooo:rsid="000803a5" fo:background-color="#ffffff" loext:char-shading-value="0"/>
    </style:style>
    <style:style style:name="T8" style:family="text">
      <style:text-properties fo:color="#000000" loext:opacity="100%" style:font-name="monospace" fo:font-size="10pt" fo:background-color="#ffffff" loext:char-shading-value="0" style:font-size-asian="10pt" style:font-size-complex="10pt"/>
    </style:style>
    <style:style style:name="T9" style:family="text">
      <style:text-properties fo:color="#000000" loext:opacity="100%" style:font-name="monospace" fo:font-size="10pt" officeooo:rsid="000806a6" fo:background-color="#ffffff" loext:char-shading-value="0" style:font-size-asian="10pt" style:font-size-complex="10pt"/>
    </style:style>
    <style:style style:name="T10" style:family="text">
      <style:text-properties fo:color="#000000" loext:opacity="100%" style:font-name="monospace" fo:font-size="10pt" officeooo:rsid="0024bc69" fo:background-color="#ffffff" loext:char-shading-value="0" style:font-size-asian="10pt" style:font-size-complex="10pt"/>
    </style:style>
    <style:style style:name="T11" style:family="text">
      <style:text-properties fo:color="#000000" loext:opacity="100%" style:font-name="monospace" fo:font-size="10pt" officeooo:rsid="0026139c" fo:background-color="#ffffff" loext:char-shading-value="0" style:font-size-asian="10pt" style:font-size-complex="10pt"/>
    </style:style>
    <style:style style:name="T12" style:family="text">
      <style:text-properties fo:color="#000000" loext:opacity="100%" style:font-name="monospace" fo:font-size="10pt" officeooo:rsid="00325f0a" fo:background-color="#ffffff" loext:char-shading-value="0" style:font-size-asian="10pt" style:font-size-complex="10pt"/>
    </style:style>
    <style:style style:name="T13" style:family="text">
      <style:text-properties fo:color="#000000" loext:opacity="100%" style:font-name="monospace" fo:font-size="8pt" officeooo:rsid="0024bc69" fo:background-color="#ffffff" loext:char-shading-value="0" style:font-size-asian="8pt" style:font-size-complex="8pt"/>
    </style:style>
    <style:style style:name="T14" style:family="text">
      <style:text-properties fo:color="#000000" loext:opacity="100%" style:font-name="monospace" fo:font-size="8pt" fo:font-weight="normal" officeooo:rsid="0024bc69" fo:background-color="#ffffff" loext:char-shading-value="0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monospace" fo:font-size="8pt" fo:font-weight="bold" officeooo:rsid="0024bc69" fo:background-color="#ffffff" loext:char-shading-value="0" style:font-size-asian="8pt" style:font-weight-asian="bold" style:font-size-complex="8pt"/>
    </style:style>
    <style:style style:name="T16" style:family="text">
      <style:text-properties fo:color="#000000" loext:opacity="100%" style:font-name="monospace" fo:font-size="8pt" fo:font-style="normal" style:text-underline-style="none" fo:font-weight="normal" fo:background-color="#ffffff" loext:char-shading-value="0" style:font-size-asian="8pt" style:font-style-asian="normal" style:font-weight-asian="normal" style:font-size-complex="8pt" style:font-style-complex="normal" style:font-weight-complex="normal"/>
    </style:style>
    <style:style style:name="T17" style:family="text">
      <style:text-properties fo:color="#000000" loext:opacity="100%" style:font-name="monospace" fo:font-size="8pt" fo:font-style="normal" style:text-underline-style="none" fo:font-weight="normal" officeooo:rsid="0024bc69" fo:background-color="#ffffff" loext:char-shading-value="0" style:font-size-asian="8pt" style:font-style-asian="normal" style:font-weight-asian="normal" style:font-size-complex="8pt" style:font-style-complex="normal" style:font-weight-complex="normal"/>
    </style:style>
    <style:style style:name="T18" style:family="text">
      <style:text-properties fo:color="#000000" loext:opacity="100%" style:font-name="monospace" fo:font-size="8pt" fo:font-style="normal" style:text-underline-style="none" fo:font-weight="normal" officeooo:rsid="0035de3f" fo:background-color="#ffffff" loext:char-shading-value="0" style:font-size-asian="8pt" style:font-style-asian="normal" style:font-weight-asian="normal" style:font-size-complex="8pt" style:font-style-complex="normal" style:font-weight-complex="normal"/>
    </style:style>
    <style:style style:name="T19" style:family="text">
      <style:text-properties fo:color="#000000" loext:opacity="100%" style:font-name="monospace" fo:font-size="8pt" fo:font-style="normal" style:text-underline-style="none" fo:font-weight="normal" officeooo:rsid="00375aa5" fo:background-color="#ffffff" loext:char-shading-value="0" style:font-size-asian="8pt" style:font-style-asian="normal" style:font-weight-asian="normal" style:font-size-complex="8pt" style:font-style-complex="normal" style:font-weight-complex="normal"/>
    </style:style>
    <style:style style:name="T20" style:family="text">
      <style:text-properties fo:color="#000000" loext:opacity="100%" style:font-name="monospace" fo:font-size="8pt" fo:font-style="normal" style:text-underline-style="none" fo:font-weight="normal" officeooo:rsid="0043c356" fo:background-color="#ffffff" loext:char-shading-value="0" style:font-size-asian="8pt" style:font-style-asian="normal" style:font-weight-asian="normal" style:font-size-complex="8pt" style:font-style-complex="normal" style:font-weight-complex="normal"/>
    </style:style>
    <style:style style:name="T21" style:family="text">
      <style:text-properties fo:color="#000000" loext:opacity="100%" style:font-name="monospace" fo:font-size="8pt" fo:font-style="normal" style:text-underline-style="none" fo:font-weight="normal" officeooo:rsid="004710bf" fo:background-color="#ffffff" loext:char-shading-value="0" style:font-size-asian="8pt" style:font-style-asian="normal" style:font-weight-asian="normal" style:font-size-complex="8pt" style:font-style-complex="normal" style:font-weight-complex="normal"/>
    </style:style>
    <style:style style:name="T22" style:family="text">
      <style:text-properties fo:color="#000000" loext:opacity="100%" style:font-name="monospace" fo:font-size="8pt" fo:font-style="normal" style:text-underline-style="none" fo:font-weight="normal" officeooo:rsid="0057a31c" fo:background-color="#ffffff" loext:char-shading-value="0" style:font-size-asian="8pt" style:font-style-asian="normal" style:font-weight-asian="normal" style:font-size-complex="8pt" style:font-style-complex="normal" style:font-weight-complex="normal"/>
    </style:style>
    <style:style style:name="T23" style:family="text">
      <style:text-properties fo:color="#000000" loext:opacity="100%" style:font-name="monospace" fo:font-size="8pt" fo:font-style="normal" style:text-underline-style="none" fo:font-weight="normal" officeooo:rsid="005bc933" fo:background-color="#ffffff" loext:char-shading-value="0" style:font-size-asian="8pt" style:font-style-asian="normal" style:font-weight-asian="normal" style:font-size-complex="8pt" style:font-style-complex="normal" style:font-weight-complex="normal"/>
    </style:style>
    <style:style style:name="T24" style:family="text">
      <style:text-properties fo:color="#000000" loext:opacity="100%" style:font-name="monospace" fo:font-size="8pt" fo:font-style="normal" style:text-underline-style="none" fo:font-weight="normal" officeooo:rsid="005ea755" fo:background-color="#ffffff" loext:char-shading-value="0" style:font-size-asian="8pt" style:font-style-asian="normal" style:font-weight-asian="normal" style:font-size-complex="8pt" style:font-style-complex="normal" style:font-weight-complex="normal"/>
    </style:style>
    <style:style style:name="T25" style:family="text">
      <style:text-properties fo:color="#000000" loext:opacity="100%" style:font-name="monospace" fo:font-size="8pt" fo:font-style="normal" style:text-underline-style="none" fo:font-weight="normal" officeooo:rsid="00713f1a" fo:background-color="#ffffff" loext:char-shading-value="0" style:font-size-asian="8pt" style:font-style-asian="normal" style:font-weight-asian="normal" style:font-size-complex="8pt" style:font-style-complex="normal" style:font-weight-complex="normal"/>
    </style:style>
    <style:style style:name="T26" style:family="text">
      <style:text-properties fo:color="#000000" loext:opacity="100%" style:font-name="monospace" fo:font-size="8pt" fo:font-style="normal" style:text-underline-style="none" fo:font-weight="normal" officeooo:rsid="007bfe6b" fo:background-color="#ffffff" loext:char-shading-value="0" style:font-size-asian="8pt" style:font-style-asian="normal" style:font-weight-asian="normal" style:font-size-complex="8pt" style:font-style-complex="normal" style:font-weight-complex="normal"/>
    </style:style>
    <style:style style:name="T27" style:family="text">
      <style:text-properties fo:color="#000000" loext:opacity="100%" style:font-name="monospace" fo:font-size="8pt" fo:font-style="normal" style:text-underline-style="none" fo:font-weight="normal" officeooo:rsid="00868416" fo:background-color="#ffffff" loext:char-shading-value="0" style:font-size-asian="8pt" style:font-style-asian="normal" style:font-weight-asian="normal" style:font-size-complex="8pt" style:font-style-complex="normal" style:font-weight-complex="normal"/>
    </style:style>
    <style:style style:name="T28" style:family="text">
      <style:text-properties fo:color="#000000" loext:opacity="100%" style:font-name="monospace" fo:font-size="8pt" style:text-underline-style="none" fo:font-weight="normal" officeooo:rsid="002cf73d" fo:background-color="#ffffff" loext:char-shading-value="0" style:font-size-asian="8pt" style:font-weight-asian="normal" style:font-size-complex="8pt" style:font-weight-complex="normal"/>
    </style:style>
    <style:style style:name="T29" style:family="text">
      <style:text-properties fo:color="#000000" loext:opacity="100%" style:font-name="monospace" fo:font-size="7pt" fo:font-style="normal" style:text-underline-style="none" fo:font-weight="normal" officeooo:rsid="0024bc69" fo:background-color="#ffffff" loext:char-shading-value="0" style:font-size-asian="7pt" style:font-style-asian="normal" style:font-weight-asian="normal" style:font-size-complex="7pt" style:font-style-complex="normal" style:font-weight-complex="normal"/>
    </style:style>
    <style:style style:name="T30" style:family="text">
      <style:text-properties fo:color="#000000" loext:opacity="100%" style:font-name="monospace" fo:font-size="7pt" fo:font-style="normal" style:text-underline-style="none" fo:font-weight="normal" officeooo:rsid="00655dea" fo:background-color="#ffffff" loext:char-shading-value="0" style:font-size-asian="7pt" style:font-style-asian="normal" style:font-weight-asian="normal" style:font-size-complex="7pt" style:font-style-complex="normal" style:font-weight-complex="normal"/>
    </style:style>
    <style:style style:name="T31" style:family="text">
      <style:text-properties fo:color="#000000" loext:opacity="100%" style:font-name="monospace" fo:font-size="7pt" fo:font-style="normal" style:text-underline-style="none" fo:font-weight="normal" officeooo:rsid="00672f0d" fo:background-color="#ffffff" loext:char-shading-value="0" style:font-size-asian="7pt" style:font-style-asian="normal" style:font-weight-asian="normal" style:font-size-complex="7pt" style:font-style-complex="normal" style:font-weight-complex="normal"/>
    </style:style>
    <style:style style:name="T32" style:family="text">
      <style:text-properties fo:color="#000000" loext:opacity="100%" style:font-name="monospace" fo:font-size="12pt" fo:font-style="normal" style:text-underline-style="none" fo:font-weight="normal" officeooo:rsid="006052b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loext:opacity="100%" style:font-name="Liberation Serif" officeooo:rsid="000822fc" fo:background-color="#ffffff" loext:char-shading-value="0"/>
    </style:style>
    <style:style style:name="T34" style:family="text">
      <style:text-properties fo:color="#000000" loext:opacity="100%" style:font-name="Liberation Serif" officeooo:rsid="000963be" fo:background-color="#ffffff" loext:char-shading-value="0"/>
    </style:style>
    <style:style style:name="T35" style:family="text">
      <style:text-properties fo:color="#000000" loext:opacity="100%" style:font-name="Liberation Serif" officeooo:rsid="00099e1e" fo:background-color="#ffffff" loext:char-shading-value="0"/>
    </style:style>
    <style:style style:name="T36" style:family="text">
      <style:text-properties fo:color="#000000" loext:opacity="100%" style:font-name="Liberation Serif" officeooo:rsid="000afe84" fo:background-color="#ffffff" loext:char-shading-value="0"/>
    </style:style>
    <style:style style:name="T37" style:family="text">
      <style:text-properties fo:color="#000000" loext:opacity="100%" style:font-name="Liberation Serif" officeooo:rsid="000c4556" fo:background-color="#ffffff" loext:char-shading-value="0"/>
    </style:style>
    <style:style style:name="T38" style:family="text">
      <style:text-properties fo:color="#000000" loext:opacity="100%" style:font-name="Liberation Serif" officeooo:rsid="000c6940" fo:background-color="#ffffff" loext:char-shading-value="0"/>
    </style:style>
    <style:style style:name="T39" style:family="text">
      <style:text-properties fo:color="#000000" loext:opacity="100%" style:font-name="Liberation Serif" officeooo:rsid="000803a5" fo:background-color="#ffffff" loext:char-shading-value="0"/>
    </style:style>
    <style:style style:name="T40" style:family="text">
      <style:text-properties fo:color="#000000" loext:opacity="100%" style:font-name="Liberation Serif" fo:font-size="10pt" style:text-underline-style="none" fo:font-weight="bold" officeooo:rsid="00248d83" fo:background-color="#ffffff" loext:char-shading-value="0" style:font-size-asian="10pt" style:font-weight-asian="bold" style:font-size-complex="10pt" style:font-weight-complex="bold"/>
    </style:style>
    <style:style style:name="T41" style:family="text">
      <style:text-properties fo:color="#000000" loext:opacity="100%" style:font-name="Liberation Serif" fo:font-size="12pt" officeooo:rsid="00248d83" fo:background-color="#ffffff" loext:char-shading-value="0" style:font-size-asian="12pt" style:font-size-complex="12pt"/>
    </style:style>
    <style:style style:name="T42" style:family="text">
      <style:text-properties fo:color="#000000" loext:opacity="100%" style:font-name="Liberation Serif" fo:font-size="12pt" officeooo:rsid="0027ae1d" fo:background-color="#ffffff" loext:char-shading-value="0" style:font-size-asian="12pt" style:font-size-complex="12pt"/>
    </style:style>
    <style:style style:name="T43" style:family="text">
      <style:text-properties fo:color="#000000" loext:opacity="100%" style:font-name="Liberation Serif" fo:font-size="12pt" officeooo:rsid="0028bb2d" fo:background-color="#ffffff" loext:char-shading-value="0" style:font-size-asian="12pt" style:font-size-complex="12pt"/>
    </style:style>
    <style:style style:name="T44" style:family="text">
      <style:text-properties fo:color="#000000" loext:opacity="100%" style:font-name="Liberation Serif" fo:font-size="12pt" officeooo:rsid="0028c024" fo:background-color="#ffffff" loext:char-shading-value="0" style:font-size-asian="12pt" style:font-size-complex="12pt"/>
    </style:style>
    <style:style style:name="T45" style:family="text">
      <style:text-properties fo:color="#000000" loext:opacity="100%" style:font-name="Liberation Serif" fo:font-size="12pt" officeooo:rsid="002f453d" fo:background-color="#ffffff" loext:char-shading-value="0" style:font-size-asian="12pt" style:font-size-complex="12pt"/>
    </style:style>
    <style:style style:name="T46" style:family="text">
      <style:text-properties fo:color="#000000" loext:opacity="100%" style:font-name="Liberation Serif" fo:font-size="12pt" officeooo:rsid="005406a2" fo:background-color="#ffffff" loext:char-shading-value="0" style:font-size-asian="12pt" style:font-size-complex="12pt"/>
    </style:style>
    <style:style style:name="T47" style:family="text">
      <style:text-properties fo:color="#000000" loext:opacity="100%" style:font-name="Liberation Serif" fo:font-size="12pt" fo:font-weight="bold" officeooo:rsid="002f453d" fo:background-color="#ffffff" loext:char-shading-value="0" style:font-size-asian="12pt" style:font-weight-asian="bold" style:font-size-complex="12pt" style:font-weight-complex="bold"/>
    </style:style>
    <style:style style:name="T48" style:family="text">
      <style:text-properties fo:color="#000000" loext:opacity="100%" style:font-name="Liberation Serif" fo:font-size="12pt" fo:font-style="italic" style:text-underline-style="solid" style:text-underline-width="auto" style:text-underline-color="font-color" fo:background-color="#ffffff" loext:char-shading-value="0" style:font-size-asian="12pt" style:font-style-asian="italic" style:font-size-complex="12pt" style:font-style-complex="italic"/>
    </style:style>
    <style:style style:name="T49" style:family="text">
      <style:text-properties fo:color="#000000" loext:opacity="100%" style:font-name="Liberation Serif" fo:font-size="12pt" fo:font-style="italic" style:text-underline-style="solid" style:text-underline-width="auto" style:text-underline-color="font-color" officeooo:rsid="002f453d" fo:background-color="#ffffff" loext:char-shading-value="0" style:font-size-asian="12pt" style:font-style-asian="italic" style:font-size-complex="12pt" style:font-style-complex="italic"/>
    </style:style>
    <style:style style:name="T50" style:family="text">
      <style:text-properties fo:color="#000000" loext:opacity="100%" style:font-name="Liberation Serif" fo:font-size="12pt" fo:font-style="italic" style:text-underline-style="solid" style:text-underline-width="auto" style:text-underline-color="font-color" fo:font-weight="normal" officeooo:rsid="0056d48a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Liberation Serif" fo:font-size="12pt" fo:font-style="italic" style:text-underline-style="solid" style:text-underline-width="auto" style:text-underline-color="font-color" fo:font-weight="normal" officeooo:rsid="0061ca2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2" style:family="text">
      <style:text-properties fo:color="#000000" loext:opacity="100%" style:font-name="Liberation Serif" fo:font-size="12pt" fo:font-style="italic" style:text-underline-style="solid" style:text-underline-width="auto" style:text-underline-color="font-color" fo:font-weight="normal" officeooo:rsid="002f453d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fo:color="#000000" loext:opacity="100%" style:font-name="Liberation Serif" fo:font-size="12pt" fo:font-style="italic" style:text-underline-style="none" fo:background-color="#ffffff" loext:char-shading-value="0" style:font-size-asian="12pt" style:font-style-asian="italic" style:font-size-complex="12pt" style:font-style-complex="italic"/>
    </style:style>
    <style:style style:name="T54" style:family="text">
      <style:text-properties fo:color="#000000" loext:opacity="100%" style:font-name="Liberation Serif" fo:font-size="12pt" fo:font-style="italic" style:text-underline-style="none" fo:font-weight="bold" officeooo:rsid="00248d83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5" style:family="text">
      <style:text-properties fo:color="#000000" loext:opacity="100%" style:font-name="Liberation Serif" fo:font-size="12pt" fo:font-style="italic" style:text-underline-style="none" fo:font-weight="bold" officeooo:rsid="006e37df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6" style:family="text">
      <style:text-properties fo:color="#000000" loext:opacity="100%" style:font-name="Liberation Serif" fo:font-size="12pt" fo:font-style="italic" style:text-underline-style="none" fo:font-weight="bold" officeooo:rsid="00702c04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7" style:family="text">
      <style:text-properties fo:color="#000000" loext:opacity="100%" style:font-name="Liberation Serif" fo:font-size="12pt" fo:font-style="italic" style:text-underline-style="none" fo:font-weight="bold" officeooo:rsid="007bfe6b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8" style:family="text">
      <style:text-properties fo:color="#000000" loext:opacity="100%" style:font-name="Liberation Serif" fo:font-size="12pt" fo:font-style="italic" style:text-underline-style="none" fo:font-weight="bold" officeooo:rsid="007cf9a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9" style:family="text">
      <style:text-properties fo:color="#000000" loext:opacity="100%" style:font-name="Liberation Serif" fo:font-size="12pt" fo:font-style="italic" style:text-underline-style="none" fo:font-weight="bold" officeooo:rsid="0072e4d6" fo:background-color="#ffffff" loext:char-shading-value="0" style:font-name-asian="Noto Sans Mono CJK SC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T60" style:family="text">
      <style:text-properties fo:color="#000000" loext:opacity="100%" style:font-name="Liberation Serif" fo:font-size="12pt" fo:font-style="italic" style:text-underline-style="none" fo:font-weight="bold" officeooo:rsid="00702c04" fo:background-color="#ffffff" loext:char-shading-value="0" style:font-name-asian="Noto Sans Mono CJK SC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T61" style:family="text">
      <style:text-properties fo:color="#000000" loext:opacity="100%" style:font-name="Liberation Serif" fo:font-size="12pt" fo:font-style="italic" style:text-underline-style="none" fo:font-weight="bold" officeooo:rsid="007ec2f1" fo:background-color="#ffffff" loext:char-shading-value="0" style:font-name-asian="Noto Sans Mono CJK SC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T62" style:family="text">
      <style:text-properties fo:color="#000000" loext:opacity="100%" style:font-name="Liberation Serif" fo:font-size="12pt" style:text-underline-style="none" fo:font-weight="bold" fo:background-color="#ffffff" loext:char-shading-value="0" style:font-size-asian="12pt" style:font-weight-asian="bold" style:font-size-complex="12pt" style:font-weight-complex="bold"/>
    </style:style>
    <style:style style:name="T63" style:family="text">
      <style:text-properties fo:color="#000000" loext:opacity="100%" style:font-name="Liberation Serif" fo:font-size="12pt" style:text-underline-style="none" fo:font-weight="bold" officeooo:rsid="002f453d" fo:background-color="#ffffff" loext:char-shading-value="0" style:font-size-asian="12pt" style:font-weight-asian="bold" style:font-size-complex="12pt" style:font-weight-complex="bold"/>
    </style:style>
    <style:style style:name="T64" style:family="text">
      <style:text-properties fo:color="#000000" loext:opacity="100%" style:font-name="Liberation Serif" fo:font-size="12pt" style:text-underline-style="none" fo:font-weight="bold" officeooo:rsid="006dc5a8" fo:background-color="#ffffff" loext:char-shading-value="0" style:font-size-asian="12pt" style:font-weight-asian="bold" style:font-size-complex="12pt" style:font-weight-complex="bold"/>
    </style:style>
    <style:style style:name="T65" style:family="text">
      <style:text-properties fo:color="#000000" loext:opacity="100%" style:font-name="Liberation Serif" fo:font-size="12pt" style:text-underline-style="none" fo:font-weight="normal" officeooo:rsid="002f453d" fo:background-color="#ffffff" loext:char-shading-value="0" style:font-size-asian="12pt" style:font-weight-asian="normal" style:font-size-complex="12pt" style:font-weight-complex="normal"/>
    </style:style>
    <style:style style:name="T66" style:family="text">
      <style:text-properties fo:color="#000000" loext:opacity="100%" style:font-name="Liberation Serif" fo:font-size="12pt" style:text-underline-style="none" fo:font-weight="normal" officeooo:rsid="003f8ed6" fo:background-color="#ffffff" loext:char-shading-value="0" style:font-size-asian="12pt" style:font-weight-asian="normal" style:font-size-complex="12pt" style:font-weight-complex="normal"/>
    </style:style>
    <style:style style:name="T67" style:family="text">
      <style:text-properties fo:color="#000000" loext:opacity="100%" style:font-name="Liberation Serif" fo:font-size="12pt" style:text-underline-style="none" fo:font-weight="normal" officeooo:rsid="0056d48a" fo:background-color="#ffffff" loext:char-shading-value="0" style:font-size-asian="12pt" style:font-weight-asian="normal" style:font-size-complex="12pt" style:font-weight-complex="normal"/>
    </style:style>
    <style:style style:name="T68" style:family="text">
      <style:text-properties fo:color="#000000" loext:opacity="100%" style:font-name="Liberation Serif" fo:font-size="12pt" style:text-underline-style="none" fo:font-weight="normal" officeooo:rsid="0057a31c" fo:background-color="#ffffff" loext:char-shading-value="0" style:font-size-asian="12pt" style:font-weight-asian="normal" style:font-size-complex="12pt" style:font-weight-complex="normal"/>
    </style:style>
    <style:style style:name="T69" style:family="text">
      <style:text-properties fo:color="#000000" loext:opacity="100%" style:font-name="Liberation Serif" fo:font-size="12pt" style:text-underline-style="none" fo:font-weight="normal" officeooo:rsid="005981eb" fo:background-color="#ffffff" loext:char-shading-value="0" style:font-size-asian="12pt" style:font-weight-asian="normal" style:font-size-complex="12pt" style:font-weight-complex="normal"/>
    </style:style>
    <style:style style:name="T70" style:family="text">
      <style:text-properties fo:color="#000000" loext:opacity="100%" style:font-name="Liberation Serif" fo:font-size="12pt" style:text-underline-style="none" fo:font-weight="normal" officeooo:rsid="0061ca26" fo:background-color="#ffffff" loext:char-shading-value="0" style:font-size-asian="12pt" style:font-weight-asian="normal" style:font-size-complex="12pt" style:font-weight-complex="normal"/>
    </style:style>
    <style:style style:name="T71" style:family="text">
      <style:text-properties fo:color="#000000" loext:opacity="100%" style:font-name="Liberation Serif" fo:font-size="12pt" style:text-underline-style="none" fo:font-weight="normal" officeooo:rsid="006cc1f9" fo:background-color="#ffffff" loext:char-shading-value="0" style:font-size-asian="12pt" style:font-weight-asian="normal" style:font-size-complex="12pt" style:font-weight-complex="normal"/>
    </style:style>
    <style:style style:name="T72" style:family="text">
      <style:text-properties fo:color="#000000" loext:opacity="100%" style:font-name="Liberation Serif" fo:font-size="12pt" style:text-underline-style="none" fo:background-color="#ffffff" loext:char-shading-value="0" style:font-size-asian="12pt" style:font-size-complex="12pt"/>
    </style:style>
    <style:style style:name="T73" style:family="text">
      <style:text-properties fo:color="#000000" loext:opacity="100%" style:font-name="Liberation Serif" fo:font-size="12pt" fo:font-style="normal" style:text-underline-style="none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color="#000000" loext:opacity="100%" style:font-name="Liberation Serif" fo:font-size="12pt" fo:font-style="normal" style:text-underline-style="none" fo:font-weight="normal" officeooo:rsid="006052b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color="#000000" loext:opacity="100%" style:font-name="Liberation Serif" fo:font-size="12pt" fo:font-style="normal" style:text-underline-style="none" fo:font-weight="normal" officeooo:rsid="0038eb1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color="#000000" loext:opacity="100%" style:font-name="Liberation Serif" fo:font-size="12pt" fo:font-style="normal" style:text-underline-style="none" fo:font-weight="normal" officeooo:rsid="006cc1f9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color="#000000" loext:opacity="100%" style:font-name="Liberation Serif" fo:font-size="12pt" fo:font-style="normal" style:text-underline-style="none" fo:font-weight="normal" officeooo:rsid="00248d83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color="#000000" loext:opacity="100%" style:font-name="Liberation Serif" fo:font-size="12pt" fo:font-style="normal" style:text-underline-style="none" fo:font-weight="normal" officeooo:rsid="006e37d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color="#000000" loext:opacity="100%" style:font-name="Liberation Serif" fo:font-size="12pt" fo:font-style="normal" style:text-underline-style="none" fo:font-weight="normal" officeooo:rsid="00702c04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color="#000000" loext:opacity="100%" style:font-name="Liberation Serif" fo:font-size="12pt" fo:font-style="normal" style:text-underline-style="none" fo:font-weight="normal" officeooo:rsid="00713f1a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color="#000000" loext:opacity="100%" style:font-name="Liberation Serif" fo:font-size="12pt" fo:font-style="normal" style:text-underline-style="none" fo:font-weight="normal" officeooo:rsid="0072e4d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color="#000000" loext:opacity="100%" style:font-name="Liberation Serif" fo:font-size="12pt" fo:font-style="normal" style:text-underline-style="none" fo:font-weight="normal" officeooo:rsid="0074c45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color="#000000" loext:opacity="100%" style:font-name="Liberation Serif" fo:font-size="12pt" fo:font-style="normal" style:text-underline-style="none" fo:font-weight="normal" officeooo:rsid="007bfe6b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color="#000000" loext:opacity="100%" style:font-name="Liberation Serif" fo:font-size="12pt" fo:font-style="normal" style:text-underline-style="none" fo:font-weight="normal" officeooo:rsid="007cf9a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color="#000000" loext:opacity="100%" style:font-name="Liberation Serif" fo:font-size="12pt" fo:font-style="normal" style:text-underline-style="none" fo:font-weight="normal" officeooo:rsid="007ec2f1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color="#000000" loext:opacity="100%" style:font-name="Liberation Serif" fo:font-size="12pt" fo:font-style="normal" style:text-underline-style="none" fo:font-weight="normal" officeooo:rsid="008b5f51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color="#000000" loext:opacity="100%" style:font-name="Liberation Serif" fo:font-size="12pt" fo:font-style="normal" style:text-underline-style="none" fo:font-weight="normal" officeooo:rsid="008cf404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color="#000000" loext:opacity="100%" style:font-name="Liberation Serif" fo:font-size="12pt" fo:font-style="normal" style:text-underline-style="none" fo:font-weight="normal" officeooo:rsid="00702c04" fo:background-color="#ffffff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89" style:family="text">
      <style:text-properties fo:color="#000000" loext:opacity="100%" style:font-name="Liberation Serif" fo:font-size="12pt" fo:font-style="normal" style:text-underline-style="none" fo:font-weight="normal" officeooo:rsid="0072e4d6" fo:background-color="#ffffff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90" style:family="text">
      <style:text-properties fo:color="#000000" loext:opacity="100%" style:font-name="Liberation Serif" fo:font-size="12pt" fo:font-style="normal" style:text-underline-style="none" fo:font-weight="normal" officeooo:rsid="007ec2f1" fo:background-color="#ffffff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91" style:family="text">
      <style:text-properties fo:color="#000000" loext:opacity="100%" style:font-name="Liberation Serif" fo:font-size="12pt" fo:font-style="normal" style:text-underline-style="none" fo:font-weight="normal" officeooo:rsid="007bfe6b" fo:background-color="#ffffff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92" style:family="text">
      <style:text-properties fo:color="#000000" loext:opacity="100%" style:font-name="Liberation Serif" fo:font-size="12pt" fo:font-style="normal" style:text-underline-style="none" fo:font-weight="normal" officeooo:rsid="007f071c" fo:background-color="#ffffff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93" style:family="text">
      <style:text-properties fo:color="#000000" loext:opacity="100%" style:font-name="Liberation Serif" fo:font-size="11pt" style:text-underline-style="none" fo:font-weight="normal" officeooo:rsid="0038eb17" fo:background-color="#ffffff" loext:char-shading-value="0" style:font-size-asian="11pt" style:font-weight-asian="normal" style:font-size-complex="11pt" style:font-weight-complex="normal"/>
    </style:style>
    <style:style style:name="T94" style:family="text">
      <style:text-properties fo:color="#000000" loext:opacity="100%" style:font-name="Liberation Serif" fo:font-size="11pt" style:text-underline-style="none" fo:font-weight="normal" officeooo:rsid="00552814" fo:background-color="#ffffff" loext:char-shading-value="0" style:font-size-asian="11pt" style:font-weight-asian="normal" style:font-size-complex="11pt" style:font-weight-complex="normal"/>
    </style:style>
    <style:style style:name="T95" style:family="text">
      <style:text-properties fo:color="#000000" loext:opacity="100%" style:font-name="Liberation Serif" fo:font-size="11pt" style:text-underline-style="none" fo:font-weight="normal" officeooo:rsid="0056d48a" fo:background-color="#ffffff" loext:char-shading-value="0" style:font-size-asian="11pt" style:font-weight-asian="normal" style:font-size-complex="11pt" style:font-weight-complex="normal"/>
    </style:style>
    <style:style style:name="T96" style:family="text">
      <style:text-properties fo:color="#000000" loext:opacity="100%" style:font-name="Liberation Serif" fo:font-size="11pt" style:text-underline-style="none" fo:font-weight="normal" officeooo:rsid="0057a31c" fo:background-color="#ffffff" loext:char-shading-value="0" style:font-size-asian="11pt" style:font-weight-asian="normal" style:font-size-complex="11pt" style:font-weight-complex="normal"/>
    </style:style>
    <style:style style:name="T97" style:family="text">
      <style:text-properties fo:color="#000000" loext:opacity="100%" style:font-name="Liberation Serif" fo:font-size="11pt" style:text-underline-style="none" fo:font-weight="normal" officeooo:rsid="005981eb" fo:background-color="#ffffff" loext:char-shading-value="0" style:font-size-asian="11pt" style:font-weight-asian="normal" style:font-size-complex="11pt" style:font-weight-complex="normal"/>
    </style:style>
    <style:style style:name="T98" style:family="text">
      <style:text-properties fo:color="#000000" loext:opacity="100%" style:font-name="Liberation Serif" fo:font-size="11pt" style:text-underline-style="none" fo:font-weight="normal" officeooo:rsid="005b6b8b" fo:background-color="#ffffff" loext:char-shading-value="0" style:font-size-asian="11pt" style:font-weight-asian="normal" style:font-size-complex="11pt" style:font-weight-complex="normal"/>
    </style:style>
    <style:style style:name="T99" style:family="text">
      <style:text-properties fo:color="#000000" loext:opacity="100%" style:font-name="Liberation Serif" fo:font-size="11pt" style:text-underline-style="none" fo:font-weight="normal" officeooo:rsid="005bc933" fo:background-color="#ffffff" loext:char-shading-value="0" style:font-size-asian="11pt" style:font-weight-asian="normal" style:font-size-complex="11pt" style:font-weight-complex="normal"/>
    </style:style>
    <style:style style:name="T100" style:family="text">
      <style:text-properties fo:color="#000000" loext:opacity="100%" style:font-name="Liberation Serif" fo:font-size="11pt" style:text-underline-style="none" fo:font-weight="normal" officeooo:rsid="005ea755" fo:background-color="#ffffff" loext:char-shading-value="0" style:font-size-asian="11pt" style:font-weight-asian="normal" style:font-size-complex="11pt" style:font-weight-complex="normal"/>
    </style:style>
    <style:style style:name="T101" style:family="text">
      <style:text-properties fo:color="#000000" loext:opacity="100%" style:font-name="Liberation Serif" fo:font-size="11pt" style:text-underline-style="none" fo:font-weight="normal" officeooo:rsid="006a42d4" fo:background-color="#ffffff" loext:char-shading-value="0" style:font-size-asian="11pt" style:font-weight-asian="normal" style:font-size-complex="11pt" style:font-weight-complex="normal"/>
    </style:style>
    <style:style style:name="T102" style:family="text">
      <style:text-properties fo:color="#000000" loext:opacity="100%" style:font-name="Liberation Serif" fo:font-size="11pt" style:text-underline-style="none" fo:font-weight="normal" officeooo:rsid="007af513" fo:background-color="#ffffff" loext:char-shading-value="0" style:font-size-asian="11pt" style:font-weight-asian="normal" style:font-size-complex="11pt" style:font-weight-complex="normal"/>
    </style:style>
    <style:style style:name="T103" style:family="text">
      <style:text-properties fo:color="#000000" loext:opacity="100%" style:font-name="Liberation Serif" fo:font-size="11pt" style:text-underline-style="none" fo:font-weight="normal" officeooo:rsid="0080318f" fo:background-color="#ffffff" loext:char-shading-value="0" style:font-size-asian="11pt" style:font-weight-asian="normal" style:font-size-complex="11pt" style:font-weight-complex="normal"/>
    </style:style>
    <style:style style:name="T104" style:family="text">
      <style:text-properties fo:color="#000000" loext:opacity="100%" style:font-name="Liberation Serif" fo:font-size="11pt" fo:font-style="italic" style:text-underline-style="solid" style:text-underline-width="auto" style:text-underline-color="font-color" fo:font-weight="normal" officeooo:rsid="005981eb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105" style:family="text">
      <style:text-properties fo:color="#000000" loext:opacity="100%" style:font-name="Liberation Serif" fo:font-size="11pt" fo:font-style="normal" style:text-underline-style="none" fo:font-weight="normal" officeooo:rsid="005bc933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06" style:family="text">
      <style:text-properties fo:color="#000000" loext:opacity="100%" style:font-name="Liberation Serif" fo:font-size="11pt" fo:font-style="normal" style:text-underline-style="none" fo:font-weight="normal" officeooo:rsid="0038eb1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07" style:family="text">
      <style:text-properties fo:color="#000000" loext:opacity="100%" style:font-name="Liberation Serif" fo:font-size="11pt" fo:font-style="normal" style:text-underline-style="none" fo:font-weight="normal" officeooo:rsid="006052b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08" style:family="text">
      <style:text-properties officeooo:rsid="000806a6"/>
    </style:style>
    <style:style style:name="T109" style:family="text">
      <style:text-properties fo:font-weight="bold" officeooo:rsid="0006087b" style:font-weight-asian="bold" style:font-weight-complex="bold"/>
    </style:style>
    <style:style style:name="T110" style:family="text">
      <style:text-properties fo:font-weight="bold" officeooo:rsid="000806a6" style:font-weight-asian="bold" style:font-weight-complex="bold"/>
    </style:style>
    <style:style style:name="T111" style:family="text">
      <style:text-properties officeooo:rsid="0009cf60"/>
    </style:style>
    <style:style style:name="T112" style:family="text">
      <style:text-properties fo:font-weight="normal" style:font-weight-asian="normal" style:font-weight-complex="normal"/>
    </style:style>
    <style:style style:name="T113" style:family="text">
      <style:text-properties fo:font-weight="normal" officeooo:rsid="000e1141" style:font-weight-asian="normal" style:font-weight-complex="normal"/>
    </style:style>
    <style:style style:name="T114" style:family="text">
      <style:text-properties officeooo:rsid="000e1141"/>
    </style:style>
    <style:style style:name="T115" style:family="text">
      <style:text-properties style:font-name="monospace1" fo:font-size="8pt" style:font-size-asian="8pt" style:font-size-complex="8pt"/>
    </style:style>
    <style:style style:name="T116" style:family="text">
      <style:text-properties style:font-name="monospace1" fo:font-size="8pt" officeooo:rsid="004cc236" style:font-size-asian="8pt" style:font-size-complex="8pt"/>
    </style:style>
    <style:style style:name="T117" style:family="text">
      <style:text-properties style:font-name="monospace1" fo:font-size="8pt" officeooo:rsid="000e1141" style:font-size-asian="8pt" style:font-size-complex="8pt"/>
    </style:style>
    <style:style style:name="T118" style:family="text">
      <style:text-properties style:font-name="monospace1" fo:font-size="8pt" officeooo:rsid="0050a2d3" style:font-size-asian="8pt" style:font-size-complex="8pt"/>
    </style:style>
    <style:style style:name="T119" style:family="text">
      <style:text-properties style:font-name="monospace1" fo:font-size="8pt" fo:font-weight="normal" officeooo:rsid="000e1141" style:font-size-asian="8pt" style:font-weight-asian="normal" style:font-size-complex="8pt" style:font-weight-complex="normal"/>
    </style:style>
    <style:style style:name="T120" style:family="text">
      <style:text-properties style:font-name="monospace1" fo:font-size="8pt" fo:font-weight="normal" officeooo:rsid="000e1356" style:font-size-asian="8pt" style:font-weight-asian="normal" style:font-size-complex="8pt" style:font-weight-complex="normal"/>
    </style:style>
    <style:style style:name="T121" style:family="text">
      <style:text-properties style:font-name="monospace1" fo:font-size="8pt" style:text-underline-style="none" fo:font-weight="normal" officeooo:rsid="000e1141" style:font-size-asian="8pt" style:font-weight-asian="normal" style:font-size-complex="8pt" style:font-weight-complex="normal"/>
    </style:style>
    <style:style style:name="T122" style:family="text">
      <style:text-properties style:font-name="monospace1" fo:font-size="8pt" style:text-underline-style="none" fo:font-weight="normal" officeooo:rsid="0050abe8" style:font-size-asian="8pt" style:font-weight-asian="normal" style:font-size-complex="8pt" style:font-weight-complex="normal"/>
    </style:style>
    <style:style style:name="T123" style:family="text">
      <style:text-properties style:font-name="monospace1" fo:font-size="8pt" style:text-underline-style="none" fo:font-weight="normal" officeooo:rsid="00522ef2" style:font-size-asian="8pt" style:font-weight-asian="normal" style:font-size-complex="8pt" style:font-weight-complex="normal"/>
    </style:style>
    <style:style style:name="T124" style:family="text">
      <style:text-properties officeooo:rsid="000f6648"/>
    </style:style>
    <style:style style:name="T125" style:family="text">
      <style:text-properties fo:font-size="10pt" style:font-size-asian="10pt" style:font-size-complex="10pt"/>
    </style:style>
    <style:style style:name="T126" style:family="text">
      <style:text-properties fo:font-size="10pt" officeooo:rsid="0013fe5b" style:font-size-asian="10pt" style:font-size-complex="10pt"/>
    </style:style>
    <style:style style:name="T127" style:family="text">
      <style:text-properties fo:font-size="10pt" officeooo:rsid="0015a62c" style:font-size-asian="10pt" style:font-size-complex="10pt"/>
    </style:style>
    <style:style style:name="T128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129" style:family="text">
      <style:text-properties style:font-name="Liberation Serif" fo:font-size="12pt" style:text-underline-style="none" fo:font-weight="normal" officeooo:rsid="000f6648" style:font-size-asian="12pt" style:font-weight-asian="normal" style:font-size-complex="12pt" style:font-weight-complex="normal"/>
    </style:style>
    <style:style style:name="T130" style:family="text">
      <style:text-properties style:font-name="Liberation Serif" fo:font-size="12pt" style:text-underline-style="none" fo:font-weight="normal" officeooo:rsid="0050abe8" style:font-size-asian="12pt" style:font-weight-asian="normal" style:font-size-complex="12pt" style:font-weight-complex="normal"/>
    </style:style>
    <style:style style:name="T131" style:family="text">
      <style:text-properties style:font-name="Liberation Serif" fo:font-size="12pt" style:text-underline-style="none" fo:font-weight="bold" officeooo:rsid="0050abe8" style:font-size-asian="12pt" style:font-weight-asian="bold" style:font-size-complex="12pt" style:font-weight-complex="bold"/>
    </style:style>
    <style:style style:name="T132" style:family="text">
      <style:text-properties style:font-name="Liberation Serif" style:text-underline-style="none" fo:font-weight="normal" officeooo:rsid="0011916f" style:font-weight-asian="normal" style:font-weight-complex="normal"/>
    </style:style>
    <style:style style:name="T133" style:family="text">
      <style:text-properties style:font-name="Liberation Serif" style:text-underline-style="none" fo:font-weight="normal" officeooo:rsid="00248d83" style:font-weight-asian="normal" style:font-weight-complex="normal"/>
    </style:style>
    <style:style style:name="T134" style:family="text">
      <style:text-properties style:font-name="Liberation Serif" style:text-underline-style="none" fo:font-weight="normal" officeooo:rsid="0050abe8" style:font-weight-asian="normal" style:font-weight-complex="normal"/>
    </style:style>
    <style:style style:name="T135" style:family="text">
      <style:text-properties style:font-name="Liberation Serif" style:text-underline-style="none" fo:font-weight="bold" officeooo:rsid="0050abe8" style:font-weight-asian="bold" style:font-weight-complex="bold"/>
    </style:style>
    <style:style style:name="T136" style:family="text">
      <style:text-properties officeooo:rsid="0022d059"/>
    </style:style>
    <style:style style:name="T137" style:family="text">
      <style:text-properties officeooo:rsid="00248d83"/>
    </style:style>
    <style:style style:name="T138" style:family="text">
      <style:text-properties officeooo:rsid="0024bc69"/>
    </style:style>
    <style:style style:name="T139" style:family="text">
      <style:text-properties style:font-name="monospace"/>
    </style:style>
    <style:style style:name="T140" style:family="text">
      <style:text-properties officeooo:rsid="002f453d"/>
    </style:style>
    <style:style style:name="T141" style:family="text">
      <style:text-properties officeooo:rsid="003f8ed6"/>
    </style:style>
    <style:style style:name="T142" style:family="text">
      <style:text-properties officeooo:rsid="004cc236"/>
    </style:style>
    <style:style style:name="T143" style:family="text">
      <style:text-properties officeooo:rsid="004f44ee"/>
    </style:style>
    <style:style style:name="T144" style:family="text">
      <style:text-properties fo:font-variant="normal" fo:text-transform="none" fo:color="#000000" loext:opacity="100%" style:font-name="monospace" fo:font-size="8pt" fo:letter-spacing="normal" fo:font-style="normal" style:text-underline-style="none" fo:font-weight="normal" officeooo:rsid="0024bc69" fo:background-color="#ffffff" loext:char-shading-value="0" style:font-size-asian="8pt" style:font-style-asian="normal" style:font-weight-asian="normal" style:font-size-complex="8pt" style:font-style-complex="normal" style:font-weight-complex="normal" loext:padding="0cm" loext:border="none"/>
    </style:style>
    <style:style style:name="T145" style:family="text">
      <style:text-properties fo:font-variant="normal" fo:text-transform="none" fo:color="#000000" loext:opacity="100%" style:font-name="monospace" fo:font-size="8pt" fo:letter-spacing="normal" fo:font-style="normal" style:text-underline-style="none" fo:font-weight="normal" officeooo:rsid="007ec2f1" fo:background-color="#ffffff" loext:char-shading-value="0" style:font-size-asian="8pt" style:font-style-asian="normal" style:font-weight-asian="normal" style:font-size-complex="8pt" style:font-style-complex="normal" style:font-weight-complex="normal" loext:padding="0cm" loext:border="none"/>
    </style:style>
    <style:style style:name="T146" style:family="text">
      <style:text-properties fo:font-variant="normal" fo:text-transform="none" fo:color="#000000" loext:opacity="100%" style:font-name="monospace" fo:font-size="8pt" fo:letter-spacing="normal" fo:font-style="normal" style:text-underline-style="none" fo:font-weight="normal" officeooo:rsid="00887966" fo:background-color="#ffffff" loext:char-shading-value="0" style:font-size-asian="8pt" style:font-style-asian="normal" style:font-weight-asian="normal" style:font-size-complex="8pt" style:font-style-complex="normal" style:font-weight-complex="normal" loext:padding="0cm" loext:border="none"/>
    </style:style>
    <style:style style:name="T147" style:family="text">
      <style:text-properties fo:font-variant="normal" fo:text-transform="none" fo:color="#000000" loext:opacity="100%" style:font-name="monospace" fo:font-size="8pt" fo:letter-spacing="normal" fo:font-style="normal" style:text-underline-style="none" fo:font-weight="normal" fo:background-color="#ffffff" loext:char-shading-value="0" style:font-size-asian="8pt" style:font-style-asian="normal" style:font-weight-asian="normal" style:font-size-complex="8pt" style:font-style-complex="normal" style:font-weight-complex="normal" loext:padding="0cm" loext:border="none"/>
    </style:style>
    <style:style style:name="T148" style:family="text">
      <style:text-properties fo:font-variant="normal" fo:text-transform="none" fo:color="#000000" loext:opacity="100%" style:font-name="monospace" fo:font-size="8pt" fo:letter-spacing="normal" fo:font-style="normal" style:text-underline-style="none" fo:font-weight="normal" officeooo:rsid="008cf404" fo:background-color="#ffffff" loext:char-shading-value="0" style:font-size-asian="8pt" style:font-style-asian="normal" style:font-weight-asian="normal" style:font-size-complex="8pt" style:font-style-complex="normal" style:font-weight-complex="normal" loext:padding="0cm" loext:border="none"/>
    </style:style>
    <style:style style:name="T149" style:family="text">
      <style:text-properties fo:font-variant="normal" fo:text-transform="none" fo:color="#000000" loext:opacity="100%" style:font-name="monospace" fo:font-size="8pt" fo:letter-spacing="normal" fo:font-style="normal" style:text-underline-style="none" fo:font-weight="normal" officeooo:rsid="0061ba02" fo:background-color="#ffffff" loext:char-shading-value="0" style:font-name-asian="Noto Sans Mono CJK SC" style:font-size-asian="8pt" style:font-style-asian="normal" style:font-weight-asian="normal" style:font-name-complex="Liberation Mono" style:font-size-complex="8pt" style:font-style-complex="normal" style:font-weight-complex="normal" loext:padding="0cm" loext:border="none"/>
    </style:style>
    <style:style style:name="T150" style:family="text">
      <style:text-properties fo:font-variant="normal" fo:text-transform="none" fo:color="#000000" loext:opacity="100%" style:font-name="monospace" fo:font-size="8pt" fo:letter-spacing="normal" fo:font-style="normal" style:text-underline-style="none" fo:font-weight="normal" officeooo:rsid="008b5f51" fo:background-color="#ffffff" loext:char-shading-value="0" style:font-name-asian="Noto Sans Mono CJK SC" style:font-size-asian="8pt" style:font-style-asian="normal" style:font-weight-asian="normal" style:font-name-complex="Liberation Mono" style:font-size-complex="8pt" style:font-style-complex="normal" style:font-weight-complex="normal" loext:padding="0cm" loext:border="none"/>
    </style:style>
    <style:style style:name="T151" style:family="text">
      <style:text-properties fo:font-variant="normal" fo:text-transform="none" fo:color="#000000" loext:opacity="100%" style:font-name="monospace" fo:font-size="8pt" fo:letter-spacing="normal" fo:font-style="normal" style:text-underline-style="none" fo:font-weight="normal" officeooo:rsid="008ecbfc" fo:background-color="#ffffff" loext:char-shading-value="0" style:font-name-asian="Noto Sans Mono CJK SC" style:font-size-asian="8pt" style:font-style-asian="normal" style:font-weight-asian="normal" style:font-name-complex="Liberation Mono" style:font-size-complex="8pt" style:font-style-complex="normal" style:font-weight-complex="normal" loext:padding="0cm" loext:border="none"/>
    </style:style>
    <style:style style:name="T152" style:family="text">
      <style:text-properties fo:font-variant="normal" fo:text-transform="none" fo:color="#3f5f92" loext:opacity="100%" style:text-line-through-style="none" style:text-line-through-type="none" style:font-name="Arial" fo:font-size="10.6000003814697pt" fo:letter-spacing="normal" fo:font-style="normal" style:text-underline-style="none" fo:font-weight="normal" style:text-blinking="false" fo:background-color="#fffdec" loext:char-shading-value="0"/>
    </style:style>
    <style:style style:name="T153" style:family="text">
      <style:text-properties fo:font-variant="normal" fo:text-transform="none" fo:color="#3f5f92" loext:opacity="100%" style:text-line-through-style="none" style:text-line-through-type="none" style:font-name="Arial" fo:font-size="10.6000003814697pt" fo:letter-spacing="normal" fo:font-style="normal" style:text-underline-style="none" fo:font-weight="normal" officeooo:rsid="008493eb" style:text-blinking="false" fo:background-color="#fffdec" loext:char-shading-value="0"/>
    </style:style>
    <style:style style:name="T15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5" style:family="text">
      <style:text-properties fo:font-style="italic" fo:font-weight="bold" officeooo:rsid="00421e98" style:font-style-asian="italic" style:font-weight-asian="bold" style:font-style-complex="italic" style:font-weight-complex="bold"/>
    </style:style>
    <style:style style:name="T156" style:family="text">
      <style:text-properties fo:font-style="italic" fo:font-weight="bold" officeooo:rsid="00248d83" style:font-style-asian="italic" style:font-weight-asian="bold" style:font-style-complex="italic" style:font-weight-complex="bold"/>
    </style:style>
    <style:style style:name="T157" style:family="text">
      <style:text-properties fo:font-style="italic" fo:font-weight="bold" officeooo:rsid="008493eb" style:font-style-asian="italic" style:font-weight-asian="bold" style:font-style-complex="italic" style:font-weight-complex="bold"/>
    </style:style>
    <style:style style:name="T158" style:family="text">
      <style:text-properties officeooo:rsid="006271db"/>
    </style:style>
    <style:style style:name="T159" style:family="text">
      <style:text-properties officeooo:rsid="008493eb"/>
    </style:style>
    <style:style style:name="T160" style:family="text">
      <style:text-properties officeooo:rsid="0006087b"/>
    </style:style>
    <style:style style:name="T161" style:family="text">
      <style:text-properties officeooo:rsid="0093b9fb"/>
    </style:style>
    <style:style style:name="T162" style:family="text">
      <style:text-properties officeooo:rsid="008cf40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8/08/2020</text:p>
      <text:p text:style-name="P4"><text:span text:style-name="T129">E</text:span><text:span text:style-name="T128">studar o Python no GRASS:<text:line-break/></text:span><text:a xlink:type="simple" xlink:href="https://neteler.gitlab.io/grass-gis-analysis/05_grass_gis_python_session/" text:style-name="Internet_20_link" text:visited-style-name="Visited_20_Internet_20_Link">https://neteler.gitlab.io/grass-gis-analysis/05_grass_gis_python_session/</text:a></text:p>
      <text:p text:style-name="P1"/>
      <text:p text:style-name="P6">2020-09-23:</text:p>
      <text:p text:style-name="P6">- Manutenção do servidor da GPM/NASA.<text:line-break/><text:a xlink:type="simple" xlink:href="https://gpm.nasa.gov/data/news/pps-extended-maintenance-downtime-sept-22-sept-24-2020" text:style-name="Internet_20_link" text:visited-style-name="Visited_20_Internet_20_Link">https://gpm.nasa.gov/data/news/pps-extended-maintenance-downtime-sept-22-sept-24-2020</text:a></text:p>
      <text:p text:style-name="P7"><text:span text:style-name="T159">- Alterou o <text:s/>script </text:span><text:span text:style-name="T154">daily_precipitation_gpm</text:span><text:span text:style-name="T157">.py </text:span><text:span text:style-name="T159">p/ acessar o HTTPS (jsimpsonhttps.pps.eosdis.nasa.gov). Mudança nos diretorios e arquivos(.30min.)</text:span></text:p>
      <text:p text:style-name="P5"><text:span text:style-name="T160">- </text:span><text:span text:style-name="T159">Aguardar p/ verificar se o FTP teve alteração nos arquivos<text:line-break/></text:span><text:a xlink:type="simple" xlink:href="ftp://arthurhou.pps.eosdis.nasa.gov/gpmdata/" text:style-name="Internet_20_link" text:visited-style-name="Visited_20_Internet_20_Link">ftp://arthurhou.pps.eosdis.nasa.gov/gpmdata/</text:a><text:span text:style-name="T152"> </text:span><text:span text:style-name="T153">x </text:span><text:a xlink:type="simple" xlink:href="https://jsimpsonhttps.pps.eosdis.nasa.gov/imerg/gis/" text:style-name="Internet_20_link" text:visited-style-name="Visited_20_Internet_20_Link">https://jsimpsonhttps.pps.eosdis.nasa.gov/imerg/gis/</text:a></text:p>
      <text:p text:style-name="P5"><text:a xlink:type="simple" xlink:href="https://gpm.nasa.gov/data/directory" text:style-name="Internet_20_link" text:visited-style-name="Visited_20_Internet_20_Link"><text:span text:style-name="T153">https://gpm.nasa.gov/data/directory</text:span></text:a></text:p>
      <text:p text:style-name="P8"/>
      <text:p text:style-name="P2">Processamentos </text:p>
      <text:p text:style-name="P1"/>
      <text:list xml:id="list1981505004" text:style-name="L1">
        <text:list-item>
          <text:p text:style-name="P9"><text:span text:style-name="T109">CSV com os valores dos DEMs para a classe d</text:span><text:span text:style-name="T110">o Mapbiomas Cultura anual e semiperene</text:span><text:span text:style-name="T109"> </text:span><text:span text:style-name="T110">(Classe no Mapbiomas = 19 e 20)</text:span></text:p>
          <text:list>
            <text:list-item>
              <text:p text:style-name="P44"><text:span text:style-name="T3">Base de dados</text:span>:<text:line-break/>* <text:span text:style-name="T108">Verificar o Sistema de Referencia das Fontes: TODAS SÃO EPSG 4326</text:span></text:p>
              <text:list>
                <text:list-item>
                  <text:p text:style-name="P44">Shapefiles dos municípios dentro do Cerrado<text:span text:style-name="T2">(EPSG 4326)</text:span>:<text:line-break/>/home/lmotta/data/giovana/bd_gis/municipios_shp/</text:p>
                </text:list-item>
                <text:list-item>
                  <text:p text:style-name="P45">Imagens do DEM<text:span text:style-name="T2">(EPSG 4326)</text:span>:</text:p>
                  <text:list>
                    <text:list-item>
                      <text:p text:style-name="P45">Alos:<text:line-break/><text:span text:style-name="T125">/home/lmotta/data/Giovana_copia_hd/bd_gis/dem_alos_nasa/ALOS_VERSAO_3_1_CERRADO</text:span></text:p>
                    </text:list-item>
                    <text:list-item>
                      <text:p text:style-name="P44">Nasa:<text:line-break/><text:span text:style-name="T125">/home/lmotta/data/Giovana_copia_hd/bd_gis/dem_alos_nasa/NASADEM_HGT</text:span></text:p>
                    </text:list-item>
                  </text:list>
                </text:list-item>
                <text:list-item>
                  <text:p text:style-name="P46">MapBiomas(EPSG 4326):<text:line-break/><text:span text:style-name="T125">/home/lmotta/data/Giovana_copia_hd/bd_gis/mapbiomas/COLECAO_5_DOWNLOADS_COLECOES_ANUAL_CERRADO_CERRADO-2018.tif</text:span></text:p>
                </text:list-item>
              </text:list>
            </text:list-item>
            <text:list-item>
              <text:p text:style-name="P46"><text:span text:style-name="T3">Preparação</text:span>:</text:p>
              <text:list>
                <text:list-item>
                  <text:p text:style-name="P47">DEM:</text:p>
                  <text:list>
                    <text:list-item>
                      <text:p text:style-name="P10"><text:span text:style-name="T5">Alos - </text:span><text:span text:style-name="T1">ALOS_VERSAO_3_1_CERRADO</text:span><text:span text:style-name="T5">:</text:span></text:p>
                      <text:list>
                        <text:list-item>
                          <text:p text:style-name="P10"><text:span text:style-name="T5">Copiar os dados do </text:span><text:span text:style-name="T1">ALOS_VERSAO_3_1_CERRADO_</text:span><text:span text:style-name="T2">origin </text:span></text:p>
                        </text:list-item>
                        <text:list-item>
                          <text:p text:style-name="P10"><text:span text:style-name="T5">Utilizar o Tie point do NASADEM<text:line-break/>Script: </text:span>shift_origin_run.<text:span text:style-name="T5">sh</text:span></text:p>
                        </text:list-item>
                      </text:list>
                    </text:list-item>
                    <text:list-item>
                      <text:p text:style-name="P47">Criar os VRTs:</text:p>
                      <text:list>
                        <text:list-item>
                          <text:p text:style-name="P10"><text:span text:style-name="T5">Criar lista dos arquivos:<text:line-break/></text:span><text:span text:style-name="T6">ls -1 *.tif &gt; </text:span><text:span text:style-name="T7">fonte.lst</text:span></text:p>
                        </text:list-item>
                        <text:list-item>
                          <text:p text:style-name="P10"><text:span text:style-name="T39">Criar VRTs:<text:line-break/></text:span><text:span text:style-name="T6">gdalbuildvrt -input_file_list </text:span><text:span text:style-name="T7">fonte</text:span><text:span text:style-name="T6">.lst </text:span><text:span text:style-name="T7">fonte</text:span><text:span text:style-name="T6">.vrt</text:span> </text:p>
                        </text:list-item>
                      </text:list>
                    </text:list-item>
                  </text:list>
                </text:list-item>
                <text:list-item>
                  <text:p text:style-name="P10"><text:span text:style-name="T39">Mapbiomas: <text:line-break/></text:span><text:span text:style-name="T125">COLECAO_5_DOWNLOADS_COLECOES_ANUAL_CERRADO_CERRADO-2018.</text:span><text:span text:style-name="T126">tif<text:line-break/>* Resolução espacial diferente das Alos e da Nasa<text:line-break/>** Ao clipar seta com a resolução da Alos</text:span></text:p>
                </text:list-item>
              </text:list>
            </text:list-item>
            <text:list-item>
              <text:p text:style-name="P48">Processamentos</text:p>
              <text:list>
                <text:list-item>
                  <text:p text:style-name="P11"><text:span text:style-name="T33">Script: </text:span>create_images_agr.sh <text:span text:style-name="T111">e x-y_res.py<text:line-break/>.../</text:span><text:span text:style-name="T161">script/mapbimas</text:span></text:p>
                  <text:list>
                    <text:list-item>
                      <text:p text:style-name="P49">Copiar os scripts(create_images_agr.sh <text:span text:style-name="T111">e x_y_res.py</text:span>) para o diretório de trabalho<text:line-break/>* O script <text:s/>create_images_agr.sh UTILIZA <text:span text:style-name="T111">x_y_res.py<text:line-break/>** </text:span><text:span text:style-name="T136">Defini</text:span><text:span text:style-name="T161">r</text:span><text:span text:style-name="T136"> classes do Mapbiomas de agricultura</text:span></text:p>
                    </text:list-item>
                    <text:list-item>
                      <text:p text:style-name="P11"><text:span text:style-name="T33">Diretorio de </text:span><text:span text:style-name="T36">traba</text:span><text:span text:style-name="T38">l</text:span><text:span text:style-name="T36">ho</text:span></text:p>
                      <text:list>
                        <text:list-item>
                          <text:list>
                            <text:list-header>
                              <text:p text:style-name="P60">sh ./create_images_agr.sh \<text:line-break/>../bd_gis/municipios_shp \<text:line-break/><text:soft-page-break/>../bd_gis/dem_alos_nasa/ALOS_VERSAO_3_1_CERRADO/alos.vrt \<text:line-break/>../bd_gis/dem_alos_nasa/NASADEM_HGT/nasa.vrt \<text:line-break/>../bd_gis/mapbiomas/COLECAO_5_DOWNLOADS_COLECOES_ANUAL_CERRADO_CERRADO-2018.tif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<text:span text:style-name="T34">G</text:span><text:span text:style-name="T35">erar os CSV:<text:line-break/></text:span><text:span text:style-name="T37">Copiar bands2csv.py no diretorio das imagens empilhadas</text:span><text:span text:style-name="T35">:<text:line-break/></text:span><text:span text:style-name="T9">for f in $(ls -1 *_alos_nasa_*);do python3 bands2csv.py $f;done</text:span><text:span text:style-name="T35"><text:line-break/></text:span></text:p>
                </text:list-item>
              </text:list>
            </text:list-item>
          </text:list>
        </text:list-item>
        <text:list-item>
          <text:p text:style-name="P61">DEM (TIF) das ondulações geoidais</text:p>
          <text:list>
            <text:list-item>
              <text:p text:style-name="P62"><text:span text:style-name="T4">Base de dados</text:span><text:span text:style-name="T108">:</text:span></text:p>
              <text:list>
                <text:list-item>
                  <text:p text:style-name="P63"><text:span text:style-name="T108">WW15MGH.</text:span><text:span text:style-name="T114">csv</text:span><text:span text:style-name="T108">:</text:span></text:p>
                  <text:list>
                    <text:list-item>
                      <text:p text:style-name="P63"><text:span text:style-name="T108">Baixar arquivo WW15MGH.GRD<text:line-break/></text:span><text:a xlink:type="simple" xlink:href="https://earth-info.nga.mil/GandG/update/index.php?action=home" text:style-name="Internet_20_link" text:visited-style-name="Visited_20_Internet_20_Link"><text:span text:style-name="T108">https://earth-info.nga.mil/GandG/update/index.php?action=home</text:span></text:a><text:span text:style-name="T108"><text:line-break/></text:span>Earth Gravitational Model 96 (EGM96)<text:line-break/>Projeção EPSG:4326<text:line-break/>Abrangência: Global</text:p>
                    </text:list-item>
                    <text:list-item>
                      <text:p text:style-name="P63">Converter format GRD p/ CSV: ww15mgh2csv.py WW15MGH.GRD<text:line-break/>Header: LONG,LAT,HEIGHT</text:p>
                    </text:list-item>
                  </text:list>
                </text:list-item>
                <text:list-item>
                  <text:p text:style-name="P62">MAPGEO2015_SIRGAS2000_V2.<text:span text:style-name="T114">csv<text:line-break/></text:span>Projeção EPSG:4674<text:line-break/>Abrangência: América sul<text:line-break/>Header: LONG,LAT,OND</text:p>
                </text:list-item>
                <text:list-item>
                  <text:p text:style-name="P62">Shapefile CERRADO(limite novo)<text:line-break/>LIMITE_CERRADO_2019_SIRGAS2000.<text:span text:style-name="T124">shp</text:span><text:line-break/>Projeção EPSG:4674</text:p>
                </text:list-item>
              </text:list>
            </text:list-item>
            <text:list-item>
              <text:p text:style-name="P64"><text:span text:style-name="T3">Preparação</text:span>:<text:line-break/>Geração dos Shapefiles p/ o <text:s/>GRASS<text:line-break/>* <text:span text:style-name="T142">Buffer de 1 grau a p</text:span><text:span text:style-name="T143">a</text:span><text:span text:style-name="T142">rtir do Bbox do limite</text:span></text:p>
              <text:list>
                <text:list-item>
                  <text:p text:style-name="P64">cerrado_lim_bbox_buff_1dd.<text:span text:style-name="T142">shp</text:span><text:line-break/><text:span text:style-name="T115">ogr2ogr -dialect SQLITE \<text:line-break/>-sql "SELECT ST_Envelope</text:span><text:span text:style-name="T116">( </text:span><text:span text:style-name="T115">ST_Buffer( geometry, </text:span><text:span text:style-name="T116">1</text:span><text:span text:style-name="T115"> ) </text:span><text:span text:style-name="T116">)</text:span><text:span text:style-name="T115"> FROM LIMITE_CERRADO_2019_SIRGAS2000" \<text:line-break/>-overwrite \<text:line-break/>cerrado_lim_</text:span><text:span text:style-name="T116">bbox_</text:span><text:span text:style-name="T115">buff_</text:span><text:span text:style-name="T116">1dd.</text:span><text:span text:style-name="T115">shp LIMITE_CERRADO_2019_SIRGAS2000.shp</text:span></text:p>
                </text:list-item>
                <text:list-item>
                  <text:p text:style-name="P13">ww15mgh_cerrado.shp:<text:line-break/><text:span text:style-name="T119">ogr2ogr -s_srs EPSG:4326 -t_srs EPSG:4326 \<text:line-break/>-oo AUTODETECT_TYPE=YES \<text:line-break/>-oo X_POSSIBLE_NAMES=LONG -oo Y_POSSIBLE_NAMES=LAT -f "ESRI Shapefile" \<text:line-break/>-select HEIGHT \<text:line-break/>-clipsrc cerrado_lim_bbox_buff_1dd.shp -clipsrclayer cerrado_lim_bbox_buff_1dd \<text:line-break/>-overwrite \<text:line-break/>ww15mgh_cerrado.shp WW15MGH.csv</text:span></text:p>
                </text:list-item>
                <text:list-item>
                  <text:p text:style-name="P14"><text:span text:style-name="T113">mapgeo_cerrado.shp:<text:line-break/></text:span><text:span text:style-name="T119">ogr2ogr -s_srs EPSG:4674 -t_srs EPSG:4674 \<text:line-break/>-oo AUTODETECT_TYPE=YES \<text:line-break/>-oo X_POSSIBLE_NAMES=LONG -oo Y_POSSIBLE_NAMES=LAT -f "ESRI Shapefile" \<text:line-break/>-select </text:span><text:span text:style-name="T120">OND</text:span><text:span text:style-name="T119"> \<text:line-break/>-clipsrc cerrado_lim_bbox_buff_1dd.shp -clipsrclayer cerrado_lim_bbox_buff_1dd \<text:line-break/>-overwrite \<text:line-break/>mapgeo_cerrado.shp MAPGEO2015_SIRGAS2000_V2.csv</text:span></text:p>
                </text:list-item>
                <text:list-item>
                  <text:p text:style-name="P15">Projetar os Shapefiles p/ SIRGAS 2000 / Brazil Mercator - EPSG 5641:<text:line-break/><text:span text:style-name="T119">ogr2ogr -t_srs EPSG:5641 -f "ESRI Shapefile" mapgeo_cerrado_5641.shp mapgeo_cerrado.shp<text:line-break/>ogr2ogr -t_srs EPSG:5641 -f "ESRI Shapefile" ww15mgh_cerrado_5641.shp ww15mgh_cerrado.shp</text:span></text:p>
                </text:list-item>
              </text:list>
            </text:list-item>
            <text:list-item>
              <text:p text:style-name="P66">Pro<text:span text:style-name="T124">cessamento no GRASS</text:span></text:p>
              <text:list>
                <text:list-item>
                  <text:p text:style-name="P15"><text:soft-page-break/>Comandos gerais<text:line-break/><text:span text:style-name="T119">g.proj -p<text:line-break/>g.list type=all</text:span></text:p>
                </text:list-item>
                <text:list-item>
                  <text:p text:style-name="P15">Criar projeto a <text:s/>partir do SHP<text:line-break/><text:span text:style-name="T119">grass --text -c ./mapgeo_cerrado_5641.shp db_grass_cerrado</text:span></text:p>
                </text:list-item>
                <text:list-item>
                  <text:p text:style-name="P15">Importar SHP<text:line-break/><text:span text:style-name="T119">v.in.ogr ./mapgeo_cerrado_5641.shp out=mapgeo<text:line-break/>v.in.ogr ./ww15mgh_cerrado_5641.shp out=ww15mgh</text:span></text:p>
                </text:list-item>
                <text:list-item>
                  <text:p text:style-name="P16">Definir resolução de 30m<text:line-break/><text:span text:style-name="T119">g.region -ap vect=mapgeo res=30<text:line-break/>g.region -ap vect=ww15mgh res=30</text:span></text:p>
                </text:list-item>
                <text:list-item>
                  <text:p text:style-name="P14">Interpolar - Geração <text:s/>dos DEMs<text:line-break/><text:span text:style-name="T119">v.surf.rst --overwrite nprocs=5 input=mapgeo zcol=OND elevation=mapgeo_z<text:line-break/>v.surf.rst --overwrite nprocs=5 input=ww15mgh zcol=HEIGHT elevation=ww15mgh_z</text:span></text:p>
                </text:list-item>
                <text:list-item>
                  <text:p text:style-name="P17">Exportar<text:line-break/><text:span text:style-name="T119">g.region raster=mapgeo_z -p<text:line-break/>r.out.gdal input=mapgeo_z --overwrite -c output=./mapgeo_z.tif<text:line-break/><text:line-break/>g.region raster=ww15mgh_z -p<text:line-break/>r.out.gdal input=ww15mgh_z --overwrite -c output=./ww15mgh_z.tif</text:span></text:p>
                </text:list-item>
                <text:list-item>
                  <text:p text:style-name="P18">Definir Sistema de Referencia - SE o GRASS não reconhecer<text:line-break/><text:span text:style-name="T119">gdal_edit.py -a_srs EPSG:5641 mapgeo_z.tif<text:line-break/>gdal_edit.py -a_srs EPSG:5641 ww15mgh_z.tif<text:line-break/></text:span><text:span text:style-name="T132"><text:line-break/></text:span></text:p>
                </text:list-item>
              </text:list>
            </text:list-item>
          </text:list>
        </text:list-item>
        <text:list-item>
          <text:p text:style-name="P67">Shapefile de todas as alturas</text:p>
          <text:list>
            <text:list-item>
              <text:p text:style-name="P69">Shapefile: EP_VT_ALT_ORTO_WGS84.shp</text:p>
            </text:list-item>
            <text:list-item>
              <text:p text:style-name="P69">Adicionar os valores das imagens:</text:p>
              <text:list>
                <text:list-item>
                  <text:p text:style-name="P70">WW15MGH: Lapig<text:line-break/> <text:span text:style-name="T117">python3 value-pixels2shp.py ww15mgh_z.tif 1 EP_VT_ALT_ORTO_WGS84.shp ww15mgh</text:span></text:p>
                </text:list-item>
                <text:list-item>
                  <text:p text:style-name="P70">WW15MGH: Lapig<text:line-break/><text:span text:style-name="T117">python</text:span><text:span text:style-name="T118">3</text:span><text:span text:style-name="T117"> value-pixels2shp.py mapgeo_z.tif 1 EP_VT_ALT_ORTO_WGS84.shp mapgeo</text:span></text:p>
                </text:list-item>
                <text:list-item>
                  <text:p text:style-name="P19"><text:span text:style-name="T134">Alos: </text:span><text:span text:style-name="T112">ALOS_VERSAO_3_1_CERRADO</text:span><text:span text:style-name="T134">/alos.vrt<text:line-break/> </text:span><text:span text:style-name="T121">python3 value-pixels2shp.py alos.vrt </text:span><text:span text:style-name="T123">1 </text:span><text:span text:style-name="T121">EP_VT_ALT_ORTO_WGS84.shp alos</text:span></text:p>
                </text:list-item>
                <text:list-item>
                  <text:p text:style-name="P20"><text:span text:style-name="T134">Nasa: NASADEM_HGT/nasa.vrt</text:span><text:span text:style-name="T121"><text:line-break/>python3 value-pixels2shp.py </text:span><text:span text:style-name="T122">nasa</text:span><text:span text:style-name="T121">.vrt </text:span><text:span text:style-name="T123">1 </text:span><text:span text:style-name="T121">EP_VT_ALT_ORTO_WGS84.shp </text:span><text:span text:style-name="T122">nasa</text:span></text:p>
                </text:list-item>
              </text:list>
            </text:list-item>
            <text:list-item>
              <text:p text:style-name="P20"><text:span text:style-name="T130">Renomear para </text:span><text:span text:style-name="T131">EP_VT_ALT_ORTO_WGS84_Z</text:span><text:span text:style-name="T130">.shp</text:span><text:span text:style-name="T135"><text:line-break/></text:span></text:p>
            </text:list-item>
          </text:list>
        </text:list-item>
        <text:list-item>
          <text:p text:style-name="P68">Estações do InMet</text:p>
          <text:list>
            <text:list-item>
              <text:p text:style-name="P21"><text:span text:style-name="T133">Download dos CSV’s:<text:line-break/></text:span><text:a xlink:type="simple" xlink:href="https://portal.inmet.gov.br/dadoshistoricos" text:style-name="Internet_20_link" text:visited-style-name="Visited_20_Internet_20_Link">https://portal.inmet.gov.br/dadoshistoricos</text:a><text:span text:style-name="T133"><text:line-break/></text:span><text:span text:style-name="T121">for z in $(seq 2000 2020); do wget "</text:span><text:a xlink:type="simple" xlink:href="https://portal.inmet.gov.br/uploads/dadoshistoricos/" text:style-name="Internet_20_link" text:visited-style-name="Visited_20_Internet_20_Link">https://portal.inmet.gov.br/uploads/dadoshistoricos/</text:a><text:span text:style-name="T121">"$z".zip"; done</text:span><text:span text:style-name="T133"><text:line-break/>/home/lmotta/data/giovana/inmet_estacoes/inmet_csv/</text:span></text:p>
              <text:list>
                <text:list-item>
                  <text:p text:style-name="P18"><text:span text:style-name="T133">Geração das tabelas: </text:span>stations_table.<text:span text:style-name="T137">csv <text:s/>stations.csv<text:line-break/>Uso do <text:s/>Script: inmet-csv2tables.py<text:line-break/></text:span><text:span text:style-name="T119">inmet-csv2tables.py [diretório dos CSV]</text:span></text:p>
                </text:list-item>
              </text:list>
            </text:list-item>
            <text:list-item>
              <text:p text:style-name="P76">Script SQL:<text:line-break/>.../script/inmet_estacoes_sql</text:p>
            </text:list-item>
            <text:list-item>
              <text:p text:style-name="P22"><text:span text:style-name="T137"><text:s/>ID das Estações: </text:span>stations_cerrado.csv <text:span text:style-name="T137">(selecionado pela Giovana)</text:span></text:p>
            </text:list-item>
            <text:list-item>
              <text:p text:style-name="P22"><text:span text:style-name="T137">Criação d</text:span><text:span text:style-name="T140">o</text:span><text:span text:style-name="T137"> BD Geopackage<text:line-break/>* </text:span><text:span text:style-name="T141">Usa todas as estações do Inmet – Inicia com o Banco de dados COMPLETO</text:span></text:p>
              <text:list>
                <text:list-item>
                  <text:p text:style-name="P22"><text:span text:style-name="T137">Uso do Geopackage vazio (</text:span>empty.gpkg<text:span text:style-name="T137">) → </text:span><text:span text:style-name="T156">inmet.gpkg</text:span></text:p>
                </text:list-item>
                <text:list-item>
                  <text:p text:style-name="P23"><text:span text:style-name="T138">Importar tabelas via sqlite3:<text:line-break/></text:span><text:span text:style-name="T10">&gt; sqlite3 inmet.gpkg</text:span><text:span text:style-name="T138"><text:line-break/></text:span><text:span text:style-name="T10">sqlite&gt; .</text:span><text:span text:style-name="T12">separator</text:span><text:span text:style-name="T11"> ";"</text:span><text:span text:style-name="T138"><text:line-break/></text:span><text:span text:style-name="T8">sqlite&gt; .import ./stations_csv/stations_cerrado.csv stations_cerrado<text:line-break/></text:span><text:soft-page-break/><text:span text:style-name="T8">sqlite&gt; .import ./stations_csv/stations.csv stations<text:line-break/>sqlite&gt; .import ./stations_csv/stations_table.csv stations_table</text:span></text:p>
                </text:list-item>
                <text:list-item>
                  <text:p text:style-name="P24"><text:span text:style-name="T41">L</text:span><text:span text:style-name="T42">er </text:span><text:span text:style-name="T46">a </text:span><text:span text:style-name="T42">extensão Spatialite: <text:line-break/></text:span><text:span text:style-name="T10">SELECT load_extension('mod_spatialite.so');</text:span></text:p>
                </text:list-item>
                <text:list-item>
                  <text:p text:style-name="P50">Geopackage:<text:line-break/><text:a xlink:type="simple" xlink:href="https://www.gaia-gis.it/fossil/libspatialite/wiki?name=4.2.0+functions#8" text:style-name="Internet_20_link" text:visited-style-name="Visited_20_Internet_20_Link">https://www.gaia-gis.it/fossil/libspatialite/wiki?name=4.2.0+functions#8</text:a><text:line-break/><text:a xlink:type="simple" xlink:href="http://www.gaia-gis.it/gaia-sins/spatialite-sql-4.2.0.html#p16gpkg" text:style-name="Internet_20_link" text:visited-style-name="Visited_20_Internet_20_Link">http://www.gaia-gis.it/gaia-sins/spatialite-sql-4.2.0.html#p16gpkg</text:a></text:p>
                </text:list-item>
                <text:list-item>
                  <text:p text:style-name="P24"><text:span text:style-name="T43">V</text:span><text:span text:style-name="T44">erifica se tem suporte p/ Geopackage:<text:line-break/></text:span><text:span text:style-name="T14">SELECT</text:span><text:span text:style-name="T15"> </text:span><text:span text:style-name="T13"><text:s/>HasGeoPackage()</text:span></text:p>
                </text:list-item>
                <text:list-item>
                  <text:p text:style-name="P71"><text:span text:style-name="T45">Tabela: </text:span><text:span text:style-name="T47">stations_cerrado_g</text:span></text:p>
                  <text:list>
                    <text:list-item>
                      <text:p text:style-name="P25"><text:span text:style-name="T43">S</text:span><text:span text:style-name="T45">cript: </text:span><text:span text:style-name="T49">station_cerrado_geom.sql</text:span><text:span text:style-name="T48"><text:line-break/></text:span><text:span text:style-name="Source_20_Text"><text:span text:style-name="T17">sqlite3&gt; .</text:span></text:span><text:span text:style-name="Source_20_Text"><text:span text:style-name="T19">read .</text:span></text:span><text:span text:style-name="Source_20_Text"><text:span text:style-name="T17">/</text:span></text:span><text:span text:style-name="Source_20_Text"><text:span text:style-name="T18">sql/station_cerrado_geom.sql</text:span></text:span></text:p>
                    </text:list-item>
                  </text:list>
                </text:list-item>
                <text:list-item>
                  <text:p text:style-name="P71"><text:span text:style-name="T65">Tabela: </text:span><text:span text:style-name="T63">stations_cerrado_prep</text:span></text:p>
                  <text:list>
                    <text:list-item>
                      <text:p text:style-name="P25"><text:span text:style-name="T65">Script: </text:span><text:span text:style-name="T53">stations_cerrado_prep</text:span><text:span text:style-name="T52">.sql<text:line-break/></text:span><text:span text:style-name="Source_20_Text"><text:span text:style-name="T17">sqlite3&gt; .</text:span></text:span><text:span text:style-name="Source_20_Text"><text:span text:style-name="T19">read .</text:span></text:span><text:span text:style-name="Source_20_Text"><text:span text:style-name="T17">/</text:span></text:span><text:span text:style-name="Source_20_Text"><text:span text:style-name="T18">sql/stations_cerrado_prep.sql</text:span></text:span></text:p>
                    </text:list-item>
                  </text:list>
                </text:list-item>
                <text:list-item>
                  <text:p text:style-name="P26"><text:span text:style-name="T66">Deletar as tabelas de todas as estações</text:span><text:span text:style-name="T65"> – SOMENTE os dados do CERRADO<text:line-break/></text:span><text:span text:style-name="Source_20_Text"><text:span text:style-name="T17">sqlite3&gt; DROP TABLE stations_table;<text:line-break/>sqlite3&gt; DROP TABLE stations;</text:span></text:span></text:p>
                </text:list-item>
                <text:list-item>
                  <text:p text:style-name="P72">Gerar arquivo CSV das Estações(ID;LAT;LONG) do cerrado: <text:span text:style-name="T155">station_cerrado_gpm.csv</text:span><text:line-break/>* Usado para obter os pontos das imagens NASA_GPM<text:line-break/>https://sqlite.org/cli.html<text:line-break/><text:span text:style-name="Source_20_Text"><text:span text:style-name="T17">sqlite3&gt; .</text:span></text:span><text:span text:style-name="Source_20_Text"><text:span text:style-name="T20">mode </text:span></text:span><text:span text:style-name="Source_20_Text"><text:span text:style-name="T21">csv</text:span></text:span><text:span text:style-name="Source_20_Text"><text:span text:style-name="T17"><text:line-break/>sqlite3&gt; .separator ";"<text:line-break/>sqlite3&gt; .headers on<text:line-break/>sqlite3&gt; .output station_cerrado_gpm.csv<text:line-break/>sqlite3&gt; SELECT code_wmo AS ID, lat AS LAT, long AS LONG FROM stations_cerrado_g;</text:span></text:span></text:p>
                </text:list-item>
                <text:list-item>
                  <text:p text:style-name="P51">Avaliação das precipitações</text:p>
                  <text:list>
                    <text:list-item>
                      <text:p text:style-name="P58">Limpeza dos dados:</text:p>
                      <text:list>
                        <text:list-item>
                          <text:p text:style-name="P58">Formatos das datas e horas:</text:p>
                          <text:list>
                            <text:list-item>
                              <text:p text:style-name="P27"><text:span text:style-name="T98">Data possuem dois formatos: <text:s/></text:span><text:span text:style-name="T94">AAAA/MM/DD </text:span><text:span text:style-name="T98">e </text:span><text:span text:style-name="T94">AAAA-MM-DD</text:span></text:p>
                            </text:list-item>
                            <text:list-item>
                              <text:p text:style-name="P58">Hora possui dois formatos: HHMM e HH:MM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"><text:span text:style-name="T69">G</text:span><text:span text:style-name="T67">erar </text:span><text:span text:style-name="T68">a tabela de pesquisa</text:span><text:span text:style-name="T67">: </text:span><text:span text:style-name="T50">stations_cerrado_prep_ajust</text:span><text:span text:style-name="T95"><text:line-break/></text:span><text:span text:style-name="Source_20_Text"><text:span text:style-name="T17">sqlite3&gt; .</text:span></text:span><text:span text:style-name="Source_20_Text"><text:span text:style-name="T19">read .</text:span></text:span><text:span text:style-name="Source_20_Text"><text:span text:style-name="T17">/</text:span></text:span><text:span text:style-name="Source_20_Text"><text:span text:style-name="T18">sq</text:span></text:span><text:span text:style-name="Source_20_Text"><text:span text:style-name="T22">l/stations_cerrado_prep_ajust.sql</text:span></text:span></text:p>
                      <text:list>
                        <text:list-item>
                          <text:p text:style-name="P59">Corrige os formatados de ‘data’ e ‘hora’ e gera ‘v_datetime’</text:p>
                        </text:list-item>
                        <text:list-item>
                          <text:p text:style-name="P29"><text:span text:style-name="T102">Converte ‘</text:span><text:span text:style-name="T95">prep_mm’ </text:span><text:span text:style-name="T102">p/ </text:span><text:span text:style-name="T95"><text:s/>Real</text:span></text:p>
                        </text:list-item>
                        <text:list-item>
                          <text:p text:style-name="P29"><text:span text:style-name="T95">Apenas os dados que </text:span><text:span text:style-name="T101">POSSUI</text:span><text:span text:style-name="T96"> precipitações:</text:span><text:span text:style-name="T102"> </text:span><text:span text:style-name="T103">NOT </text:span><text:span text:style-name="Source_20_Text"><text:span text:style-name="T17">prep_mm </text:span></text:span><text:span text:style-name="Source_20_Text"><text:span text:style-name="T24">IN (</text:span></text:span><text:span text:style-name="Source_20_Text"><text:span text:style-name="T17">'-9999</text:span></text:span><text:span text:style-name="T96">', ''</text:span><text:span text:style-name="T100">)</text:span></text:p>
                        </text:list-item>
                      </text:list>
                    </text:list-item>
                    <text:list-item>
                      <text:p text:style-name="P30"><text:span text:style-name="T97">Dias com 24 medições: </text:span><text:span text:style-name="T104">stations_month_24prep</text:span><text:span text:style-name="T99"><text:line-break/></text:span><text:span text:style-name="Source_20_Text"><text:span text:style-name="T17">sqlite3&gt; .</text:span></text:span><text:span text:style-name="Source_20_Text"><text:span text:style-name="T19">read .</text:span></text:span><text:span text:style-name="Source_20_Text"><text:span text:style-name="T17">/</text:span></text:span><text:span text:style-name="Source_20_Text"><text:span text:style-name="T18">sq</text:span></text:span><text:span text:style-name="Source_20_Text"><text:span text:style-name="T22">l/stations_month_24prep.</text:span></text:span><text:span text:style-name="Source_20_Text"><text:span text:style-name="T23">sql</text:span></text:span></text:p>
                    </text:list-item>
                    <text:list-item>
                      <text:p text:style-name="P31"><text:span text:style-name="Source_20_Text"><text:span text:style-name="T106">Meses com todos os dia</text:span></text:span><text:span text:style-name="Source_20_Text"><text:span text:style-name="T105">s: stations_year_month_ok</text:span></text:span><text:span text:style-name="T93"><text:line-break/></text:span><text:span text:style-name="Source_20_Text"><text:span text:style-name="T17">sqlite3&gt; .read ./sql/stations_year_month_ok.s</text:span></text:span><text:span text:style-name="Source_20_Text"><text:span text:style-name="T23">ql</text:span></text:span></text:p>
                    </text:list-item>
                    <text:list-item>
                      <text:p text:style-name="P32"><text:span text:style-name="Source_20_Text"><text:span text:style-name="T75">T</text:span></text:span><text:span text:style-name="Source_20_Text"><text:span text:style-name="T74">abela cr</text:span></text:span><text:span text:style-name="Source_20_Text"><text:span text:style-name="T107">u</text:span></text:span><text:span text:style-name="Source_20_Text"><text:span text:style-name="T74">zada: Ano, Mês e Total de estações<text:line-break/></text:span></text:span><text:span text:style-name="Source_20_Text"><text:span text:style-name="T17">sqlite3&gt; </text:span></text:span><text:span text:style-name="Source_20_Text"><text:span text:style-name="T144">.</text:span></text:span><text:span text:style-name="Source_20_Text"><text:span text:style-name="T149">separator ";"</text:span></text:span><text:span text:style-name="Source_20_Text"><text:span text:style-name="T144"><text:line-break/>sqlite3&gt; .header on<text:line-break/>sqlite3&gt; .output year_month_total.csv</text:span></text:span><text:span text:style-name="Source_20_Text"><text:span text:style-name="T74"><text:line-break/></text:span></text:span><text:span text:style-name="Source_20_Text"><text:span text:style-name="T17">sqlite3&gt; .read ./sql/year_month_total.sql</text:span></text:span><text:span text:style-name="T28"><text:line-break/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5">Estações do Inmet x GPM da NASA</text:p>
          <text:list>
            <text:list-item>
              <text:p text:style-name="P33"><text:span text:style-name="T70">Lista das Estações: </text:span><text:span text:style-name="T51">station_cerrado_gpm.csv</text:span></text:p>
            </text:list-item>
            <text:list-item>
              <text:p text:style-name="P52">Definir os anos p/ fazer o download da GPM NASA:</text:p>
              <text:list>
                <text:list-item>
                  <text:p text:style-name="P53">2017, 2018, 2019 e 2020</text:p>
                </text:list-item>
              </text:list>
            </text:list-item>
            <text:list-item>
              <text:p text:style-name="P34"><text:span text:style-name="T70">Script p/ baixar: </text:span><text:span text:style-name="T51">daily_precipitation_gpm.py</text:span><text:span text:style-name="T70"><text:line-break/></text:span><text:span text:style-name="Source_20_Text"><text:span text:style-name="T29">&gt; </text:span></text:span><text:span text:style-name="Source_20_Text"><text:span text:style-name="T30">p</text:span></text:span><text:span text:style-name="Source_20_Text"><text:span text:style-name="T29">ython3 daily_precipitation_gpm.py [e-mail] [ini-date] [end-date] -</text:span></text:span><text:span text:style-name="Source_20_Text"><text:span text:style-name="T31">d </text:span></text:span><text:span text:style-name="Source_20_Text"><text:span text:style-name="T29">station_cerrado_gpm.csv</text:span></text:span></text:p>
            </text:list-item>
            <text:list-item>
              <text:p text:style-name="P35"><text:span text:style-name="Source_20_Text"><text:span text:style-name="T76">Cria estrutura de diretórios por ano:</text:span></text:span></text:p>
              <text:list>
                <text:list-item>
                  <text:p text:style-name="P35"><text:span text:style-name="Source_20_Text"><text:span text:style-name="T76">Anos: 2017, 2018, 2019 e 2020</text:span></text:span></text:p>
                </text:list-item>
                <text:list-item>
                  <text:p text:style-name="P35"><text:span text:style-name="Source_20_Text"><text:span text:style-name="T76">Em cada diretório colocar o arquivo: station_cerrado_gpm.csv</text:span></text:span></text:p>
                </text:list-item>
                <text:list-item>
                  <text:p text:style-name="P35"><text:span text:style-name="Source_20_Text"><text:span text:style-name="T76">Executar em cada diretório o script: daily_precipitation_gpm.py </text:span></text:span></text:p>
                </text:list-item>
              </text:list>
            </text:list-item>
            <text:list-item>
              <text:p text:style-name="P54"><text:soft-page-break/>Resultado:</text:p>
              <text:list>
                <text:list-item>
                  <text:p text:style-name="P54">Em cada diretório os TIF baixados(opção -d) e a tabela com os valores dos pixeis</text:p>
                  <text:list>
                    <text:list-item>
                      <text:p text:style-name="P35"><text:span text:style-name="T71">Exemplo: </text:span>station_cerrado_gpm_gpm_2017-01-01_2017-12-31.csv</text:p>
                    </text:list-item>
                  </text:list>
                </text:list-item>
                <text:list-item>
                  <text:p text:style-name="P54">Salvo em: /home/lmotta/data/giovana/gpm_nasa/gpm_csv/ <text:span text:style-name="T158"><text:line-break/></text:span></text:p>
                </text:list-item>
              </text:list>
            </text:list-item>
          </text:list>
        </text:list-item>
        <text:list-item>
          <text:p text:style-name="P73"><text:span text:style-name="T64">B</text:span><text:span text:style-name="T62">D Inmet com os dados GPM</text:span></text:p>
          <text:list>
            <text:list-item>
              <text:p text:style-name="P65"><text:span text:style-name="T72">Importar os dados GPM p o BD Inmet: </text:span><text:span text:style-name="T54">inmet.gpkg</text:span></text:p>
              <text:list>
                <text:list-item>
                  <text:p text:style-name="P74"><text:span text:style-name="T77">I</text:span><text:span text:style-name="T73">mportar tabelas CSV<text:line-break/></text:span><text:span text:style-name="Source_20_Text"><text:span text:style-name="T17">sqlite3&gt; .separator ";"<text:line-break/>sqlite3&gt; .import .../station_cerrado_gpm_gpm_2016-12-21_2016-12-31.csv s</text:span></text:span><text:span text:style-name="Source_20_Text"><text:span text:style-name="T16">c_temp</text:span></text:span><text:span text:style-name="Source_20_Text"><text:span text:style-name="T27">1</text:span></text:span><text:span text:style-name="Source_20_Text"><text:span text:style-name="T17"><text:line-break/>sqlite3&gt; .import .../station_cerrado_gpm_gpm_2017-01-01_2017-12-31.csv s</text:span></text:span><text:span text:style-name="Source_20_Text"><text:span text:style-name="T16">c_temp</text:span></text:span><text:span text:style-name="Source_20_Text"><text:span text:style-name="T27">2</text:span></text:span><text:span text:style-name="Source_20_Text"><text:span text:style-name="T17"><text:line-break/>sqlite3&gt; .import .../station_cerrado_gpm_gpm_2018-01-01_2018-12-31.csv s</text:span></text:span><text:span text:style-name="Source_20_Text"><text:span text:style-name="T16">c_temp</text:span></text:span><text:span text:style-name="Source_20_Text"><text:span text:style-name="T27">3</text:span></text:span><text:span text:style-name="Source_20_Text"><text:span text:style-name="T17"><text:line-break/>sqlite3&gt; .import .../</text:span></text:span><text:span text:style-name="Source_20_Text"><text:span text:style-name="T25">station_cerrado_gpm_gpm_2019-01-01_2019-12-31.csv</text:span></text:span><text:span text:style-name="Source_20_Text"><text:span text:style-name="T17"> s</text:span></text:span><text:span text:style-name="Source_20_Text"><text:span text:style-name="T16">c_temp</text:span></text:span><text:span text:style-name="Source_20_Text"><text:span text:style-name="T27">4</text:span></text:span><text:span text:style-name="Source_20_Text"><text:span text:style-name="T17"><text:line-break/>sqlite3&gt; .import .../station_cerrado_gpm_gpm_2020-01-01_2020-03-20.csv s</text:span></text:span><text:span text:style-name="Source_20_Text"><text:span text:style-name="T16">c_temp</text:span></text:span><text:span text:style-name="Source_20_Text"><text:span text:style-name="T27">5</text:span></text:span></text:p>
                </text:list-item>
                <text:list-item>
                  <text:p text:style-name="P36"><text:span text:style-name="T77">C</text:span><text:span text:style-name="T78">riar tabela </text:span><text:span text:style-name="T55">stations_cerrado_</text:span><text:span text:style-name="T56">gpm</text:span><text:span text:style-name="T79">, </text:span><text:span text:style-name="T80">insere os valores das tabelas temporárias e deletas as tabelas temporárias</text:span><text:span text:style-name="T79"><text:line-break/></text:span><text:span text:style-name="Source_20_Text"><text:span text:style-name="T17">sqlite3&gt; .</text:span></text:span><text:span text:style-name="Source_20_Text"><text:span text:style-name="T19">read .</text:span></text:span><text:span text:style-name="Source_20_Text"><text:span text:style-name="T17">/</text:span></text:span><text:span text:style-name="Source_20_Text"><text:span text:style-name="T18">sql/stations_gpm.sql</text:span></text:span></text:p>
                </text:list-item>
              </text:list>
            </text:list-item>
            <text:list-item>
              <text:p text:style-name="P37"><text:span text:style-name="Source_20_Text"><text:span text:style-name="T88">Dados d</text:span></text:span><text:span text:style-name="Source_20_Text"><text:span text:style-name="T89">iário</text:span></text:span><text:span text:style-name="Source_20_Text"><text:span text:style-name="T88">s </text:span></text:span><text:span text:style-name="Source_20_Text"><text:span text:style-name="T89">do Inmet: </text:span></text:span><text:span text:style-name="Source_20_Text"><text:span text:style-name="T59">stations_cerrado_prep_daily</text:span></text:span></text:p>
              <text:list>
                <text:list-item>
                  <text:p text:style-name="P37"><text:span text:style-name="Source_20_Text"><text:span text:style-name="T79">Dado diário = Soma Dia anterior (13:00 inclui) até o dia corrente (12:00 inclui</text:span></text:span><text:span text:style-name="Source_20_Text"><text:span text:style-name="T81">)</text:span></text:span></text:p>
                </text:list-item>
                <text:list-item>
                  <text:p text:style-name="P38"><text:span text:style-name="Source_20_Text"><text:span text:style-name="T79">Intervalo = 2016-12-21 até 2020-03-20</text:span></text:span><text:span text:style-name="Source_20_Text"><text:span text:style-name="T82"><text:line-break/></text:span></text:span><text:span text:style-name="Source_20_Text"><text:span text:style-name="T17">sqlite3&gt; .read ./sql/stations_cerrado_prep_daily.</text:span></text:span><text:span text:style-name="Source_20_Text"><text:span text:style-name="T26">sql</text:span></text:span></text:p>
                </text:list-item>
              </text:list>
            </text:list-item>
            <text:list-item>
              <text:p text:style-name="P39"><text:span text:style-name="T79">Dados diários do Inmet </text:span><text:span text:style-name="T83">e GPM: </text:span><text:span text:style-name="T57">stations_cerrado_p</text:span><text:span text:style-name="T58">rep_inmet_gpm</text:span><text:span text:style-name="T84"><text:line-break/></text:span><text:span text:style-name="Source_20_Text"><text:span text:style-name="T17">sqlite3&gt; .read ./sql/stations_cerrado_prep_inmet_gpm.</text:span></text:span><text:span text:style-name="Source_20_Text"><text:span text:style-name="T26">sql</text:span></text:span></text:p>
            </text:list-item>
            <text:list-item>
              <text:p text:style-name="P39"><text:span text:style-name="Source_20_Text"><text:span text:style-name="T60">A</text:span></text:span><text:span text:style-name="Source_20_Text"><text:span text:style-name="T61">grupamentos</text:span></text:span><text:span text:style-name="Source_20_Text"><text:span text:style-name="T90"> </text:span></text:span><text:span text:style-name="Source_20_Text"><text:span text:style-name="T88">Inmet </text:span></text:span><text:span text:style-name="Source_20_Text"><text:span text:style-name="T91">e GPM</text:span></text:span><text:span text:style-name="Source_20_Text"><text:span text:style-name="T83">:</text:span></text:span></text:p>
              <text:list>
                <text:list-item>
                  <text:p text:style-name="P40"><text:span text:style-name="Source_20_Text"><text:span text:style-name="T86">Diário:</text:span></text:span><text:span text:style-name="Source_20_Text"><text:span text:style-name="T144">sqlite3&gt; .separator ";"<text:line-break/>sqlite3&gt; .header on<text:line-break/>sqlite3&gt; .output ./</text:span></text:span><text:span text:style-name="Source_20_Text"><text:span text:style-name="T146">report_csv</text:span></text:span><text:span text:style-name="Source_20_Text"><text:span text:style-name="T144">/inmet_gpm_</text:span></text:span><text:span text:style-name="Source_20_Text"><text:span text:style-name="T150">day</text:span></text:span><text:span text:style-name="Source_20_Text"><text:span text:style-name="T144">.csv</text:span></text:span><text:span text:style-name="Source_20_Text"><text:span text:style-name="T32"><text:line-break/></text:span></text:span><text:span text:style-name="Source_20_Text"><text:span text:style-name="T17">sqlite3&gt; .read ./sql/</text:span></text:span><text:span text:style-name="Source_20_Text"><text:span text:style-name="T144">inmet_gpm_</text:span></text:span><text:span text:style-name="Source_20_Text"><text:span text:style-name="T150">d</text:span></text:span><text:span text:style-name="Source_20_Text"><text:span text:style-name="T151">a</text:span></text:span><text:span text:style-name="Source_20_Text"><text:span text:style-name="T150">y</text:span></text:span><text:span text:style-name="Source_20_Text"><text:span text:style-name="T17">.sql</text:span></text:span></text:p>
                </text:list-item>
                <text:list-item>
                  <text:p text:style-name="P41"><text:span text:style-name="Source_20_Text"><text:span text:style-name="T85">M</text:span></text:span><text:span text:style-name="Source_20_Text"><text:span text:style-name="T86">ensal</text:span></text:span><text:span text:style-name="Source_20_Text"><text:span text:style-name="T85">:<text:line-break/></text:span></text:span><text:span text:style-name="Source_20_Text"><text:span text:style-name="T144">sqlite3&gt; .separator ";"<text:line-break/>sqlite3&gt; .header on<text:line-break/>sqlite3&gt; .output ./</text:span></text:span><text:span text:style-name="Source_20_Text"><text:span text:style-name="T146">report_csv</text:span></text:span><text:span text:style-name="Source_20_Text"><text:span text:style-name="T144">/inmet_gpm_mon</text:span></text:span><text:span text:style-name="Source_20_Text"><text:span text:style-name="T145">th</text:span></text:span><text:span text:style-name="Source_20_Text"><text:span text:style-name="T144">.csv</text:span></text:span><text:span text:style-name="Source_20_Text"><text:span text:style-name="T32"><text:line-break/></text:span></text:span><text:span text:style-name="Source_20_Text"><text:span text:style-name="T17">sqlite3&gt; .read ./sql/inmet_gpm_month.sql</text:span></text:span></text:p>
                </text:list-item>
                <text:list-item>
                  <text:p text:style-name="P42"><text:span text:style-name="Source_20_Text"><text:span text:style-name="T90">Estaçõe</text:span></text:span><text:span text:style-name="Source_20_Text"><text:span text:style-name="T92">s</text:span></text:span><text:span text:style-name="Source_20_Text"><text:span text:style-name="T85">:</text:span></text:span></text:p>
                  <text:list>
                    <text:list-item>
                      <text:p text:style-name="P43"><text:span text:style-name="Source_20_Text"><text:span text:style-name="T87">2017:</text:span></text:span></text:p>
                      <text:list>
                        <text:list-item>
                          <text:p text:style-name="P43"><text:span text:style-name="Source_20_Text"><text:span text:style-name="T87">Verão: 2016-12-21(inclusive) - 2017-03-19(inclusive)</text:span></text:span></text:p>
                        </text:list-item>
                        <text:list-item>
                          <text:p text:style-name="P43"><text:span text:style-name="Source_20_Text"><text:span text:style-name="T87">Outono: 2017-03-20 - 2017-06-20</text:span></text:span></text:p>
                        </text:list-item>
                        <text:list-item>
                          <text:p text:style-name="P43"><text:span text:style-name="Source_20_Text"><text:span text:style-name="T87">Inverno: 2017-06-21 - 2017-09-21</text:span></text:span></text:p>
                        </text:list-item>
                        <text:list-item>
                          <text:p text:style-name="P43"><text:span text:style-name="Source_20_Text"><text:span text:style-name="T87">Primavera: 2017-09-22 - 2017-12-20</text:span></text:span></text:p>
                        </text:list-item>
                      </text:list>
                    </text:list-item>
                    <text:list-item>
                      <text:p text:style-name="P43"><text:span text:style-name="Source_20_Text"><text:span text:style-name="T79">201</text:span></text:span><text:span text:style-name="Source_20_Text"><text:span text:style-name="T87">8</text:span></text:span></text:p>
                      <text:list>
                        <text:list-item>
                          <text:p text:style-name="P56">Verão: 2017-12-21(inclusive) - 2018-03-19(inclusive)</text:p>
                        </text:list-item>
                        <text:list-item>
                          <text:p text:style-name="P56">Outono: 2018-03-20 - 2018-06-20</text:p>
                        </text:list-item>
                        <text:list-item>
                          <text:p text:style-name="P56">Inverno: 2018-06-21 - 2018-09-21</text:p>
                        </text:list-item>
                        <text:list-item>
                          <text:p text:style-name="P56">Primavera: 2018-09-22 – 2018-12-20</text:p>
                        </text:list-item>
                      </text:list>
                    </text:list-item>
                    <text:list-item>
                      <text:p text:style-name="P57">2019</text:p>
                      <text:list>
                        <text:list-item>
                          <text:p text:style-name="P56">Verão: 2018-12-21(inclusive) - 2019-03-19(inclusive)</text:p>
                        </text:list-item>
                        <text:list-item>
                          <text:p text:style-name="P56">Outono: 2019-03-20 - 2019-06-20</text:p>
                        </text:list-item>
                        <text:list-item>
                          <text:p text:style-name="P56">Inverno: 2019-06-21 - 2019-09-22</text:p>
                        </text:list-item>
                        <text:list-item>
                          <text:p text:style-name="P56">Primaveira: 2019-09-23 – 2019-12-21</text:p>
                        </text:list-item>
                      </text:list>
                    </text:list-item>
                    <text:list-item>
                      <text:p text:style-name="P75"><text:span text:style-name="T79">2</text:span><text:span text:style-name="T73">020</text:span></text:p>
                      <text:list>
                        <text:list-item>
                          <text:p text:style-name="P75">Verão: 2019-12-22(inclusive) – 2020-03-19(inclusive)</text:p>
                        </text:list-item>
                      </text:list>
                    </text:list-item>
                    <text:list-item>
                      <text:p text:style-name="P43"><text:span text:style-name="T162">Script:<text:line-break/></text:span><text:span text:style-name="Source_20_Text"><text:span text:style-name="T144">sqlite3&gt; .separator ";"<text:line-break/>sqlite3&gt; .header on<text:line-break/>sqlite3&gt; .output ./</text:span></text:span><text:span text:style-name="Source_20_Text"><text:span text:style-name="T146">report_csv</text:span></text:span><text:span text:style-name="Source_20_Text"><text:span text:style-name="T144">/inmet_gpm_</text:span></text:span><text:span text:style-name="Source_20_Text"><text:span text:style-name="T148">season</text:span></text:span><text:span text:style-name="Source_20_Text"><text:span text:style-name="T144">.csv</text:span></text:span><text:span text:style-name="Source_20_Text"><text:span text:style-name="T32"><text:line-break/></text:span></text:span><text:span text:style-name="Source_20_Text"><text:span text:style-name="T17">sqlite3&gt; .read ./sql/inmet_gpm_</text:span></text:span><text:span text:style-name="Source_20_Text"><text:span text:style-name="T148">season</text:span></text:span><text:span text:style-name="Source_20_Text"><text:span text:style-name="T17">.sql</text:span>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monospace" svg:font-family="monospace"/>
    <style:font-face style:name="Noto Sans Devanagari1" svg:font-family="'Noto Sans Devanagari'" style:font-family-generic="swiss"/>
    <style:font-face style:name="monospace1" svg:font-family="monospace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8T13:30:32.928344123</meta:creation-date>
    <dc:date>2020-11-08T19:53:52.749614491</dc:date>
    <meta:editing-duration>P1DT5H55M44S</meta:editing-duration>
    <meta:editing-cycles>68</meta:editing-cycles>
    <meta:generator>LibreOffice/7.0.2.2$Linux_X86_64 LibreOffice_project/8349ace3c3162073abd90d81fd06dcfb6b36b994</meta:generator>
    <meta:document-statistic meta:table-count="0" meta:image-count="0" meta:object-count="0" meta:page-count="5" meta:paragraph-count="130" meta:word-count="1209" meta:character-count="10894" meta:non-whitespace-character-count="9909"/>
  </office:meta>
</office:document-meta>
</file>